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828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ce1"/>
        <table:table-column table:style-name="co1" table:default-cell-style-name="ce2"/>
        <table:table-row table:style-name="ro1">
          <table:table-cell office:value-type="string" calcext:value-type="string">
            <text:p>LAT</text:p>
          </table:table-cell>
          <table:table-cell office:value-type="string" calcext:value-type="string">
            <text:p>LON</text:p>
          </table:table-cell>
          <table:table-cell office:value-type="string" calcext:value-type="string">
            <text:p>DEPTH</text:p>
          </table:table-cell>
          <table:table-cell office:value-type="string" calcext:value-type="string">
            <text:p>MAG</text:p>
          </table:table-cell>
        </table:table-row>
        <table:table-row table:style-name="ro1">
          <table:table-cell office:value-type="float" office:value="29.7637" calcext:value-type="float">
            <text:p>29.7637</text:p>
          </table:table-cell>
          <table:table-cell office:value-type="float" office:value="80.6443" calcext:value-type="float">
            <text:p>80.6443</text:p>
          </table:table-cell>
          <table:table-cell office:value-type="float" office:value="23" calcext:value-type="float">
            <text:p>23</text:p>
          </table:table-cell>
          <table:table-cell office:value-type="float" office:value="4.6" calcext:value-type="float">
            <text:p>4.6</text:p>
          </table:table-cell>
        </table:table-row>
        <table:table-row table:style-name="ro1">
          <table:table-cell office:value-type="float" office:value="31.5564" calcext:value-type="float">
            <text:p>31.5564</text:p>
          </table:table-cell>
          <table:table-cell office:value-type="float" office:value="78.566" calcext:value-type="float">
            <text:p>78.566</text:p>
          </table:table-cell>
          <table:table-cell office:value-type="float" office:value="32" calcext:value-type="float">
            <text:p>32</text:p>
          </table:table-cell>
          <table:table-cell office:value-type="float" office:value="4.1" calcext:value-type="float">
            <text:p>4.1</text:p>
          </table:table-cell>
        </table:table-row>
        <table:table-row table:style-name="ro1">
          <table:table-cell office:value-type="float" office:value="29.9078" calcext:value-type="float">
            <text:p>29.9078</text:p>
          </table:table-cell>
          <table:table-cell office:value-type="float" office:value="79.9451" calcext:value-type="float">
            <text:p>79.9451</text:p>
          </table:table-cell>
          <table:table-cell office:value-type="float" office:value="16" calcext:value-type="float">
            <text:p>16</text:p>
          </table:table-cell>
          <table:table-cell office:value-type="float" office:value="5.1" calcext:value-type="float">
            <text:p>5.1</text:p>
          </table:table-cell>
        </table:table-row>
        <table:table-row table:style-name="ro1">
          <table:table-cell office:value-type="float" office:value="30.918" calcext:value-type="float">
            <text:p>30.918</text:p>
          </table:table-cell>
          <table:table-cell office:value-type="float" office:value="78.3649" calcext:value-type="float">
            <text:p>78.3649</text:p>
          </table:table-cell>
          <table:table-cell office:value-type="float" office:value="10" calcext:value-type="float">
            <text:p>10</text:p>
          </table:table-cell>
          <table:table-cell office:value-type="float" office:value="4.4" calcext:value-type="float">
            <text:p>4.4</text:p>
          </table:table-cell>
        </table:table-row>
        <table:table-row table:style-name="ro1">
          <table:table-cell office:value-type="float" office:value="31.4377" calcext:value-type="float">
            <text:p>31.4377</text:p>
          </table:table-cell>
          <table:table-cell office:value-type="float" office:value="77.2765" calcext:value-type="float">
            <text:p>77.2765</text:p>
          </table:table-cell>
          <table:table-cell office:value-type="float" office:value="9" calcext:value-type="float">
            <text:p>9</text:p>
          </table:table-cell>
          <table:table-cell office:value-type="float" office:value="4.8" calcext:value-type="float">
            <text:p>4.8</text:p>
          </table:table-cell>
        </table:table-row>
        <table:table-row table:style-name="ro1">
          <table:table-cell office:value-type="float" office:value="30.3069" calcext:value-type="float">
            <text:p>30.3069</text:p>
          </table:table-cell>
          <table:table-cell office:value-type="float" office:value="79.1804" calcext:value-type="float">
            <text:p>79.1804</text:p>
          </table:table-cell>
          <table:table-cell office:value-type="float" office:value="24" calcext:value-type="float">
            <text:p>24</text:p>
          </table:table-cell>
          <table:table-cell office:value-type="float" office:value="4.9" calcext:value-type="float">
            <text:p>4.9</text:p>
          </table:table-cell>
        </table:table-row>
        <table:table-row table:style-name="ro1">
          <table:table-cell office:value-type="float" office:value="31.64" calcext:value-type="float">
            <text:p>31.64</text:p>
          </table:table-cell>
          <table:table-cell office:value-type="float" office:value="77.3918" calcext:value-type="float">
            <text:p>77.3918</text:p>
          </table:table-cell>
          <table:table-cell office:value-type="float" office:value="27.8" calcext:value-type="float">
            <text:p>27.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0.567" calcext:value-type="float">
            <text:p>30.567</text:p>
          </table:table-cell>
          <table:table-cell office:value-type="float" office:value="79.1866" calcext:value-type="float">
            <text:p>79.1866</text:p>
          </table:table-cell>
          <table:table-cell office:value-type="float" office:value="17" calcext:value-type="float">
            <text:p>17</text:p>
          </table:table-cell>
          <table:table-cell office:value-type="float" office:value="4.6" calcext:value-type="float">
            <text:p>4.6</text:p>
          </table:table-cell>
        </table:table-row>
        <table:table-row table:style-name="ro1">
          <table:table-cell office:value-type="float" office:value="30.1435" calcext:value-type="float">
            <text:p>30.1435</text:p>
          </table:table-cell>
          <table:table-cell office:value-type="float" office:value="79.8235" calcext:value-type="float">
            <text:p>79.8235</text:p>
          </table:table-cell>
          <table:table-cell office:value-type="float" office:value="35" calcext:value-type="float">
            <text:p>35</text:p>
          </table:table-cell>
          <table:table-cell office:value-type="float" office:value="4.7" calcext:value-type="float">
            <text:p>4.7</text:p>
          </table:table-cell>
        </table:table-row>
        <table:table-row table:style-name="ro1">
          <table:table-cell office:value-type="float" office:value="31.6173" calcext:value-type="float">
            <text:p>31.6173</text:p>
          </table:table-cell>
          <table:table-cell office:value-type="float" office:value="80.1148" calcext:value-type="float">
            <text:p>80.1148</text:p>
          </table:table-cell>
          <table:table-cell office:value-type="float" office:value="8.4" calcext:value-type="float">
            <text:p>8.4</text:p>
          </table:table-cell>
          <table:table-cell office:value-type="float" office:value="4.6" calcext:value-type="float">
            <text:p>4.6</text:p>
          </table:table-cell>
        </table:table-row>
        <table:table-row table:style-name="ro1">
          <table:table-cell office:value-type="float" office:value="31.539" calcext:value-type="float">
            <text:p>31.539</text:p>
          </table:table-cell>
          <table:table-cell office:value-type="float" office:value="80.077" calcext:value-type="float">
            <text:p>80.077</text:p>
          </table:table-cell>
          <table:table-cell office:value-type="float" office:value="35" calcext:value-type="float">
            <text:p>35</text:p>
          </table:table-cell>
          <table:table-cell office:value-type="float" office:value="4.6" calcext:value-type="float">
            <text:p>4.6</text:p>
          </table:table-cell>
        </table:table-row>
        <table:table-row table:style-name="ro1">
          <table:table-cell office:value-type="float" office:value="29.4937" calcext:value-type="float">
            <text:p>29.4937</text:p>
          </table:table-cell>
          <table:table-cell office:value-type="float" office:value="80.3523" calcext:value-type="float">
            <text:p>80.3523</text:p>
          </table:table-cell>
          <table:table-cell office:value-type="float" office:value="19" calcext:value-type="float">
            <text:p>19</text:p>
          </table:table-cell>
          <table:table-cell office:value-type="float" office:value="4.5" calcext:value-type="float">
            <text:p>4.5</text:p>
          </table:table-cell>
        </table:table-row>
        <table:table-row table:style-name="ro1">
          <table:table-cell office:value-type="float" office:value="29.6947" calcext:value-type="float">
            <text:p>29.6947</text:p>
          </table:table-cell>
          <table:table-cell office:value-type="float" office:value="80.3561" calcext:value-type="float">
            <text:p>80.3561</text:p>
          </table:table-cell>
          <table:table-cell office:value-type="float" office:value="27.8" calcext:value-type="float">
            <text:p>27.8</text:p>
          </table:table-cell>
          <table:table-cell office:value-type="float" office:value="4.7" calcext:value-type="float">
            <text:p>4.7</text:p>
          </table:table-cell>
        </table:table-row>
        <table:table-row table:style-name="ro1">
          <table:table-cell office:value-type="float" office:value="29.3489" calcext:value-type="float">
            <text:p>29.3489</text:p>
          </table:table-cell>
          <table:table-cell office:value-type="float" office:value="80.3342" calcext:value-type="float">
            <text:p>80.3342</text:p>
          </table:table-cell>
          <table:table-cell office:value-type="float" office:value="35" calcext:value-type="float">
            <text:p>35</text:p>
          </table:table-cell>
          <table:table-cell office:value-type="float" office:value="4.5" calcext:value-type="float">
            <text:p>4.5</text:p>
          </table:table-cell>
        </table:table-row>
        <table:table-row table:style-name="ro1">
          <table:table-cell office:value-type="float" office:value="30.881" calcext:value-type="float">
            <text:p>30.881</text:p>
          </table:table-cell>
          <table:table-cell office:value-type="float" office:value="78.4772" calcext:value-type="float">
            <text:p>78.4772</text:p>
          </table:table-cell>
          <table:table-cell office:value-type="float" office:value="10" calcext:value-type="float">
            <text:p>10</text:p>
          </table:table-cell>
          <table:table-cell office:value-type="float" office:value="4.2" calcext:value-type="float">
            <text:p>4.2</text:p>
          </table:table-cell>
        </table:table-row>
        <table:table-row table:style-name="ro1">
          <table:table-cell office:value-type="float" office:value="30.3137" calcext:value-type="float">
            <text:p>30.3137</text:p>
          </table:table-cell>
          <table:table-cell office:value-type="float" office:value="79.7232" calcext:value-type="float">
            <text:p>79.7232</text:p>
          </table:table-cell>
          <table:table-cell office:value-type="float" office:value="17" calcext:value-type="float">
            <text:p>17</text:p>
          </table:table-cell>
          <table:table-cell office:value-type="float" office:value="4.3" calcext:value-type="float">
            <text:p>4.3</text:p>
          </table:table-cell>
        </table:table-row>
        <table:table-row table:style-name="ro1">
          <table:table-cell office:value-type="float" office:value="30.5276" calcext:value-type="float">
            <text:p>30.5276</text:p>
          </table:table-cell>
          <table:table-cell office:value-type="float" office:value="79.2378" calcext:value-type="float">
            <text:p>79.2378</text:p>
          </table:table-cell>
          <table:table-cell office:value-type="float" office:value="17" calcext:value-type="float">
            <text:p>17</text:p>
          </table:table-cell>
          <table:table-cell office:value-type="float" office:value="4.5" calcext:value-type="float">
            <text:p>4.5</text:p>
          </table:table-cell>
        </table:table-row>
        <table:table-row table:style-name="ro1">
          <table:table-cell office:value-type="float" office:value="30.756" calcext:value-type="float">
            <text:p>30.756</text:p>
          </table:table-cell>
          <table:table-cell office:value-type="float" office:value="78.7907" calcext:value-type="float">
            <text:p>78.7907</text:p>
          </table:table-cell>
          <table:table-cell office:value-type="float" office:value="16.1" calcext:value-type="float">
            <text:p>16.1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float" office:value="30.8431" calcext:value-type="float">
            <text:p>30.8431</text:p>
          </table:table-cell>
          <table:table-cell office:value-type="float" office:value="78.8444" calcext:value-type="float">
            <text:p>78.8444</text:p>
          </table:table-cell>
          <table:table-cell office:value-type="float" office:value="35" calcext:value-type="float">
            <text:p>35</text:p>
          </table:table-cell>
          <table:table-cell office:value-type="float" office:value="4.7" calcext:value-type="float">
            <text:p>4.7</text:p>
          </table:table-cell>
        </table:table-row>
        <table:table-row table:style-name="ro1">
          <table:table-cell office:value-type="float" office:value="30.626" calcext:value-type="float">
            <text:p>30.626</text:p>
          </table:table-cell>
          <table:table-cell office:value-type="float" office:value="78.7628" calcext:value-type="float">
            <text:p>78.7628</text:p>
          </table:table-cell>
          <table:table-cell office:value-type="float" office:value="16.7" calcext:value-type="float">
            <text:p>16.7</text:p>
          </table:table-cell>
          <table:table-cell office:value-type="float" office:value="4.8" calcext:value-type="float">
            <text:p>4.8</text:p>
          </table:table-cell>
        </table:table-row>
        <table:table-row table:style-name="ro1">
          <table:table-cell office:value-type="float" office:value="31.434" calcext:value-type="float">
            <text:p>31.434</text:p>
          </table:table-cell>
          <table:table-cell office:value-type="float" office:value="78.4973" calcext:value-type="float">
            <text:p>78.4973</text:p>
          </table:table-cell>
          <table:table-cell office:value-type="float" office:value="32" calcext:value-type="float">
            <text:p>32</text:p>
          </table:table-cell>
          <table:table-cell office:value-type="float" office:value="4.3" calcext:value-type="float">
            <text:p>4.3</text:p>
          </table:table-cell>
        </table:table-row>
        <table:table-row table:style-name="ro1">
          <table:table-cell office:value-type="float" office:value="30.7022" calcext:value-type="float">
            <text:p>30.7022</text:p>
          </table:table-cell>
          <table:table-cell office:value-type="float" office:value="78.7025" calcext:value-type="float">
            <text:p>78.7025</text:p>
          </table:table-cell>
          <table:table-cell office:value-type="float" office:value="35" calcext:value-type="float">
            <text:p>35</text:p>
          </table:table-cell>
          <table:table-cell office:value-type="float" office:value="4.5" calcext:value-type="float">
            <text:p>4.5</text:p>
          </table:table-cell>
        </table:table-row>
        <table:table-row table:style-name="ro1">
          <table:table-cell office:value-type="float" office:value="30.7079" calcext:value-type="float">
            <text:p>30.7079</text:p>
          </table:table-cell>
          <table:table-cell office:value-type="float" office:value="78.6554" calcext:value-type="float">
            <text:p>78.6554</text:p>
          </table:table-cell>
          <table:table-cell office:value-type="float" office:value="25.4" calcext:value-type="float">
            <text:p>25.4</text:p>
          </table:table-cell>
          <table:table-cell office:value-type="float" office:value="4.8" calcext:value-type="float">
            <text:p>4.8</text:p>
          </table:table-cell>
        </table:table-row>
        <table:table-row table:style-name="ro1">
          <table:table-cell office:value-type="float" office:value="30.6684" calcext:value-type="float">
            <text:p>30.6684</text:p>
          </table:table-cell>
          <table:table-cell office:value-type="float" office:value="78.7468" calcext:value-type="float">
            <text:p>78.7468</text:p>
          </table:table-cell>
          <table:table-cell office:value-type="float" office:value="35" calcext:value-type="float">
            <text:p>35</text:p>
          </table:table-cell>
          <table:table-cell office:value-type="float" office:value="4.2" calcext:value-type="float">
            <text:p>4.2</text:p>
          </table:table-cell>
        </table:table-row>
        <table:table-row table:style-name="ro1">
          <table:table-cell office:value-type="float" office:value="30.588" calcext:value-type="float">
            <text:p>30.588</text:p>
          </table:table-cell>
          <table:table-cell office:value-type="float" office:value="78.6378" calcext:value-type="float">
            <text:p>78.6378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0.6402" calcext:value-type="float">
            <text:p>30.6402</text:p>
          </table:table-cell>
          <table:table-cell office:value-type="float" office:value="78.7747" calcext:value-type="float">
            <text:p>78.7747</text:p>
          </table:table-cell>
          <table:table-cell office:value-type="float" office:value="35" calcext:value-type="float">
            <text:p>35</text:p>
          </table:table-cell>
          <table:table-cell office:value-type="float" office:value="4.2" calcext:value-type="float">
            <text:p>4.2</text:p>
          </table:table-cell>
        </table:table-row>
        <table:table-row table:style-name="ro1">
          <table:table-cell office:value-type="float" office:value="30.4357" calcext:value-type="float">
            <text:p>30.4357</text:p>
          </table:table-cell>
          <table:table-cell office:value-type="float" office:value="78.5755" calcext:value-type="float">
            <text:p>78.5755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0.4946" calcext:value-type="float">
            <text:p>30.4946</text:p>
          </table:table-cell>
          <table:table-cell office:value-type="float" office:value="78.9384" calcext:value-type="float">
            <text:p>78.9384</text:p>
          </table:table-cell>
          <table:table-cell office:value-type="float" office:value="34.4" calcext:value-type="float">
            <text:p>34.4</text:p>
          </table:table-cell>
          <table:table-cell office:value-type="float" office:value="4.8" calcext:value-type="float">
            <text:p>4.8</text:p>
          </table:table-cell>
        </table:table-row>
        <table:table-row table:style-name="ro1">
          <table:table-cell office:value-type="float" office:value="30.9197" calcext:value-type="float">
            <text:p>30.9197</text:p>
          </table:table-cell>
          <table:table-cell office:value-type="float" office:value="78.2358" calcext:value-type="float">
            <text:p>78.2358</text:p>
          </table:table-cell>
          <table:table-cell office:value-type="float" office:value="10" calcext:value-type="float">
            <text:p>10</text:p>
          </table:table-cell>
          <table:table-cell office:value-type="float" office:value="4.6" calcext:value-type="float">
            <text:p>4.6</text:p>
          </table:table-cell>
        </table:table-row>
        <table:table-row table:style-name="ro1">
          <table:table-cell office:value-type="float" office:value="30.6985" calcext:value-type="float">
            <text:p>30.6985</text:p>
          </table:table-cell>
          <table:table-cell office:value-type="float" office:value="78.7257" calcext:value-type="float">
            <text:p>78.7257</text:p>
          </table:table-cell>
          <table:table-cell office:value-type="float" office:value="35" calcext:value-type="float">
            <text:p>35</text:p>
          </table:table-cell>
          <table:table-cell office:value-type="float" office:value="4.8" calcext:value-type="float">
            <text:p>4.8</text:p>
          </table:table-cell>
        </table:table-row>
        <table:table-row table:style-name="ro1">
          <table:table-cell office:value-type="float" office:value="30.8733" calcext:value-type="float">
            <text:p>30.8733</text:p>
          </table:table-cell>
          <table:table-cell office:value-type="float" office:value="78.4727" calcext:value-type="float">
            <text:p>78.4727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9.0299" calcext:value-type="float">
            <text:p>29.0299</text:p>
          </table:table-cell>
          <table:table-cell office:value-type="float" office:value="80.6133" calcext:value-type="float">
            <text:p>80.6133</text:p>
          </table:table-cell>
          <table:table-cell office:value-type="float" office:value="10" calcext:value-type="float">
            <text:p>10</text:p>
          </table:table-cell>
          <table:table-cell office:value-type="float" office:value="4.3" calcext:value-type="float">
            <text:p>4.3</text:p>
          </table:table-cell>
        </table:table-row>
        <table:table-row table:style-name="ro1">
          <table:table-cell office:value-type="float" office:value="31.2376" calcext:value-type="float">
            <text:p>31.2376</text:p>
          </table:table-cell>
          <table:table-cell office:value-type="float" office:value="80.3965" calcext:value-type="float">
            <text:p>80.3965</text:p>
          </table:table-cell>
          <table:table-cell office:value-type="float" office:value="16.9" calcext:value-type="float">
            <text:p>16.9</text:p>
          </table:table-cell>
          <table:table-cell office:value-type="float" office:value="4.8" calcext:value-type="float">
            <text:p>4.8</text:p>
          </table:table-cell>
        </table:table-row>
        <table:table-row table:style-name="ro1">
          <table:table-cell office:value-type="float" office:value="29.6851" calcext:value-type="float">
            <text:p>29.6851</text:p>
          </table:table-cell>
          <table:table-cell office:value-type="float" office:value="80.5193" calcext:value-type="float">
            <text:p>80.5193</text:p>
          </table:table-cell>
          <table:table-cell office:value-type="float" office:value="19" calcext:value-type="float">
            <text:p>19</text:p>
          </table:table-cell>
          <table:table-cell office:value-type="float" office:value="4.6" calcext:value-type="float">
            <text:p>4.6</text:p>
          </table:table-cell>
        </table:table-row>
        <table:table-row table:style-name="ro1">
          <table:table-cell office:value-type="float" office:value="30.6876" calcext:value-type="float">
            <text:p>30.6876</text:p>
          </table:table-cell>
          <table:table-cell office:value-type="float" office:value="78.9" calcext:value-type="float">
            <text:p>78.9</text:p>
          </table:table-cell>
          <table:table-cell office:value-type="float" office:value="24" calcext:value-type="float">
            <text:p>24</text:p>
          </table:table-cell>
          <table:table-cell office:value-type="float" office:value="4.2" calcext:value-type="float">
            <text:p>4.2</text:p>
          </table:table-cell>
        </table:table-row>
        <table:table-row table:style-name="ro1">
          <table:table-cell office:value-type="float" office:value="30.7854" calcext:value-type="float">
            <text:p>30.7854</text:p>
          </table:table-cell>
          <table:table-cell office:value-type="float" office:value="78.9276" calcext:value-type="float">
            <text:p>78.9276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0.2122" calcext:value-type="float">
            <text:p>30.2122</text:p>
          </table:table-cell>
          <table:table-cell office:value-type="float" office:value="80.135" calcext:value-type="float">
            <text:p>80.135</text:p>
          </table:table-cell>
          <table:table-cell office:value-type="float" office:value="25.7" calcext:value-type="float">
            <text:p>25.7</text:p>
          </table:table-cell>
          <table:table-cell office:value-type="float" office:value="4.5" calcext:value-type="float">
            <text:p>4.5</text:p>
          </table:table-cell>
        </table:table-row>
        <table:table-row table:style-name="ro1">
          <table:table-cell office:value-type="float" office:value="30.2028" calcext:value-type="float">
            <text:p>30.2028</text:p>
          </table:table-cell>
          <table:table-cell office:value-type="float" office:value="80.1242" calcext:value-type="float">
            <text:p>80.1242</text:p>
          </table:table-cell>
          <table:table-cell office:value-type="float" office:value="16" calcext:value-type="float">
            <text:p>16</text:p>
          </table:table-cell>
          <table:table-cell office:value-type="float" office:value="4.7" calcext:value-type="float">
            <text:p>4.7</text:p>
          </table:table-cell>
        </table:table-row>
        <table:table-row table:style-name="ro1">
          <table:table-cell office:value-type="float" office:value="30.5275" calcext:value-type="float">
            <text:p>30.5275</text:p>
          </table:table-cell>
          <table:table-cell office:value-type="float" office:value="79.386" calcext:value-type="float">
            <text:p>79.386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1.6647" calcext:value-type="float">
            <text:p>31.6647</text:p>
          </table:table-cell>
          <table:table-cell office:value-type="float" office:value="78.3628" calcext:value-type="float">
            <text:p>78.3628</text:p>
          </table:table-cell>
          <table:table-cell office:value-type="float" office:value="35" calcext:value-type="float">
            <text:p>35</text:p>
          </table:table-cell>
          <table:table-cell office:value-type="float" office:value="4.3" calcext:value-type="float">
            <text:p>4.3</text:p>
          </table:table-cell>
        </table:table-row>
        <table:table-row table:style-name="ro1">
          <table:table-cell office:value-type="float" office:value="31.669" calcext:value-type="float">
            <text:p>31.669</text:p>
          </table:table-cell>
          <table:table-cell office:value-type="float" office:value="80.2025" calcext:value-type="float">
            <text:p>80.2025</text:p>
          </table:table-cell>
          <table:table-cell office:value-type="float" office:value="10.9" calcext:value-type="float">
            <text:p>10.9</text:p>
          </table:table-cell>
          <table:table-cell office:value-type="float" office:value="4.8" calcext:value-type="float">
            <text:p>4.8</text:p>
          </table:table-cell>
        </table:table-row>
        <table:table-row table:style-name="ro1">
          <table:table-cell office:value-type="float" office:value="31.8601" calcext:value-type="float">
            <text:p>31.8601</text:p>
          </table:table-cell>
          <table:table-cell office:value-type="float" office:value="80.2109" calcext:value-type="float">
            <text:p>80.2109</text:p>
          </table:table-cell>
          <table:table-cell office:value-type="float" office:value="35" calcext:value-type="float">
            <text:p>35</text:p>
          </table:table-cell>
          <table:table-cell office:value-type="float" office:value="4.5" calcext:value-type="float">
            <text:p>4.5</text:p>
          </table:table-cell>
        </table:table-row>
        <table:table-row table:style-name="ro1">
          <table:table-cell office:value-type="float" office:value="30.5836" calcext:value-type="float">
            <text:p>30.5836</text:p>
          </table:table-cell>
          <table:table-cell office:value-type="float" office:value="79.5028" calcext:value-type="float">
            <text:p>79.5028</text:p>
          </table:table-cell>
          <table:table-cell office:value-type="float" office:value="17" calcext:value-type="float">
            <text:p>17</text:p>
          </table:table-cell>
          <table:table-cell office:value-type="float" office:value="4.8" calcext:value-type="float">
            <text:p>4.8</text:p>
          </table:table-cell>
        </table:table-row>
        <table:table-row table:style-name="ro1">
          <table:table-cell office:value-type="float" office:value="29.5864" calcext:value-type="float">
            <text:p>29.5864</text:p>
          </table:table-cell>
          <table:table-cell office:value-type="float" office:value="80.5992" calcext:value-type="float">
            <text:p>80.5992</text:p>
          </table:table-cell>
          <table:table-cell office:value-type="float" office:value="19" calcext:value-type="float">
            <text:p>19</text:p>
          </table:table-cell>
          <table:table-cell office:value-type="float" office:value="4.5" calcext:value-type="float">
            <text:p>4.5</text:p>
          </table:table-cell>
        </table:table-row>
        <table:table-row table:style-name="ro1">
          <table:table-cell office:value-type="float" office:value="31.4409" calcext:value-type="float">
            <text:p>31.4409</text:p>
          </table:table-cell>
          <table:table-cell office:value-type="float" office:value="79.8925" calcext:value-type="float">
            <text:p>79.8925</text:p>
          </table:table-cell>
          <table:table-cell office:value-type="float" office:value="35" calcext:value-type="float">
            <text:p>35</text:p>
          </table:table-cell>
          <table:table-cell office:value-type="float" office:value="4.1" calcext:value-type="float">
            <text:p>4.1</text:p>
          </table:table-cell>
        </table:table-row>
        <table:table-row table:style-name="ro1">
          <table:table-cell office:value-type="float" office:value="29.9186" calcext:value-type="float">
            <text:p>29.9186</text:p>
          </table:table-cell>
          <table:table-cell office:value-type="float" office:value="79.0765" calcext:value-type="float">
            <text:p>79.0765</text:p>
          </table:table-cell>
          <table:table-cell office:value-type="float" office:value="35" calcext:value-type="float">
            <text:p>35</text:p>
          </table:table-cell>
          <table:table-cell office:value-type="float" office:value="4.1" calcext:value-type="float">
            <text:p>4.1</text:p>
          </table:table-cell>
        </table:table-row>
        <table:table-row table:style-name="ro1">
          <table:table-cell office:value-type="float" office:value="30.9988" calcext:value-type="float">
            <text:p>30.9988</text:p>
          </table:table-cell>
          <table:table-cell office:value-type="float" office:value="77.5992" calcext:value-type="float">
            <text:p>77.5992</text:p>
          </table:table-cell>
          <table:table-cell office:value-type="float" office:value="28" calcext:value-type="float">
            <text:p>28</text:p>
          </table:table-cell>
          <table:table-cell office:value-type="float" office:value="4.2" calcext:value-type="float">
            <text:p>4.2</text:p>
          </table:table-cell>
        </table:table-row>
        <table:table-row table:style-name="ro1">
          <table:table-cell office:value-type="float" office:value="31.432" calcext:value-type="float">
            <text:p>31.432</text:p>
          </table:table-cell>
          <table:table-cell office:value-type="float" office:value="78.963" calcext:value-type="float">
            <text:p>78.963</text:p>
          </table:table-cell>
          <table:table-cell office:value-type="float" office:value="33" calcext:value-type="float">
            <text:p>33</text:p>
          </table:table-cell>
          <table:table-cell office:value-type="float" office:value="4.9" calcext:value-type="float">
            <text:p>4.9</text:p>
          </table:table-cell>
        </table:table-row>
        <table:table-row table:style-name="ro1">
          <table:table-cell office:value-type="float" office:value="31.9264" calcext:value-type="float">
            <text:p>31.9264</text:p>
          </table:table-cell>
          <table:table-cell office:value-type="float" office:value="78.4082" calcext:value-type="float">
            <text:p>78.4082</text:p>
          </table:table-cell>
          <table:table-cell office:value-type="float" office:value="12" calcext:value-type="float">
            <text:p>12</text:p>
          </table:table-cell>
          <table:table-cell office:value-type="float" office:value="4.2" calcext:value-type="float">
            <text:p>4.2</text:p>
          </table:table-cell>
        </table:table-row>
        <table:table-row table:style-name="ro1">
          <table:table-cell office:value-type="float" office:value="30.429" calcext:value-type="float">
            <text:p>30.429</text:p>
          </table:table-cell>
          <table:table-cell office:value-type="float" office:value="79.2689" calcext:value-type="float">
            <text:p>79.2689</text:p>
          </table:table-cell>
          <table:table-cell office:value-type="float" office:value="24" calcext:value-type="float">
            <text:p>24</text:p>
          </table:table-cell>
          <table:table-cell office:value-type="float" office:value="4.6" calcext:value-type="float">
            <text:p>4.6</text:p>
          </table:table-cell>
        </table:table-row>
        <table:table-row table:style-name="ro1">
          <table:table-cell office:value-type="float" office:value="31.4776" calcext:value-type="float">
            <text:p>31.4776</text:p>
          </table:table-cell>
          <table:table-cell office:value-type="float" office:value="79.9741" calcext:value-type="float">
            <text:p>79.9741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0.3831" calcext:value-type="float">
            <text:p>30.3831</text:p>
          </table:table-cell>
          <table:table-cell office:value-type="float" office:value="79.3921" calcext:value-type="float">
            <text:p>79.3921</text:p>
          </table:table-cell>
          <table:table-cell office:value-type="float" office:value="27.7" calcext:value-type="float">
            <text:p>27.7</text:p>
          </table:table-cell>
          <table:table-cell office:value-type="float" office:value="4.4" calcext:value-type="float">
            <text:p>4.4</text:p>
          </table:table-cell>
        </table:table-row>
        <table:table-row table:style-name="ro1">
          <table:table-cell office:value-type="float" office:value="29.6602" calcext:value-type="float">
            <text:p>29.6602</text:p>
          </table:table-cell>
          <table:table-cell office:value-type="float" office:value="80.4923" calcext:value-type="float">
            <text:p>80.4923</text:p>
          </table:table-cell>
          <table:table-cell office:value-type="float" office:value="42.7" calcext:value-type="float">
            <text:p>42.7</text:p>
          </table:table-cell>
          <table:table-cell office:value-type="float" office:value="4.2" calcext:value-type="float">
            <text:p>4.2</text:p>
          </table:table-cell>
        </table:table-row>
        <table:table-row table:style-name="ro1">
          <table:table-cell office:value-type="float" office:value="30.457" calcext:value-type="float">
            <text:p>30.457</text:p>
          </table:table-cell>
          <table:table-cell office:value-type="float" office:value="79.1393" calcext:value-type="float">
            <text:p>79.1393</text:p>
          </table:table-cell>
          <table:table-cell office:value-type="float" office:value="27.2" calcext:value-type="float">
            <text:p>27.2</text:p>
          </table:table-cell>
          <table:table-cell office:value-type="float" office:value="4.8" calcext:value-type="float">
            <text:p>4.8</text:p>
          </table:table-cell>
        </table:table-row>
        <table:table-row table:style-name="ro1">
          <table:table-cell office:value-type="float" office:value="30.4968" calcext:value-type="float">
            <text:p>30.4968</text:p>
          </table:table-cell>
          <table:table-cell office:value-type="float" office:value="79.2312" calcext:value-type="float">
            <text:p>79.2312</text:p>
          </table:table-cell>
          <table:table-cell office:value-type="float" office:value="17" calcext:value-type="float">
            <text:p>17</text:p>
          </table:table-cell>
          <table:table-cell office:value-type="float" office:value="4.5" calcext:value-type="float">
            <text:p>4.5</text:p>
          </table:table-cell>
        </table:table-row>
        <table:table-row table:style-name="ro1">
          <table:table-cell office:value-type="float" office:value="31.368" calcext:value-type="float">
            <text:p>31.368</text:p>
          </table:table-cell>
          <table:table-cell office:value-type="float" office:value="78.5117" calcext:value-type="float">
            <text:p>78.5117</text:p>
          </table:table-cell>
          <table:table-cell office:value-type="float" office:value="13.6" calcext:value-type="float">
            <text:p>13.6</text:p>
          </table:table-cell>
          <table:table-cell office:value-type="float" office:value="4.4" calcext:value-type="float">
            <text:p>4.4</text:p>
          </table:table-cell>
        </table:table-row>
        <table:table-row table:style-name="ro1">
          <table:table-cell office:value-type="float" office:value="30.8314" calcext:value-type="float">
            <text:p>30.8314</text:p>
          </table:table-cell>
          <table:table-cell office:value-type="float" office:value="78.8479" calcext:value-type="float">
            <text:p>78.8479</text:p>
          </table:table-cell>
          <table:table-cell office:value-type="float" office:value="35" calcext:value-type="float">
            <text:p>35</text:p>
          </table:table-cell>
          <table:table-cell office:value-type="float" office:value="4.4" calcext:value-type="float">
            <text:p>4.4</text:p>
          </table:table-cell>
        </table:table-row>
        <table:table-row table:style-name="ro1">
          <table:table-cell office:value-type="float" office:value="30.6785" calcext:value-type="float">
            <text:p>30.6785</text:p>
          </table:table-cell>
          <table:table-cell office:value-type="float" office:value="78.3233" calcext:value-type="float">
            <text:p>78.3233</text:p>
          </table:table-cell>
          <table:table-cell office:value-type="float" office:value="10" calcext:value-type="float">
            <text:p>10</text:p>
          </table:table-cell>
          <table:table-cell office:value-type="float" office:value="4.2" calcext:value-type="float">
            <text:p>4.2</text:p>
          </table:table-cell>
        </table:table-row>
        <table:table-row table:style-name="ro1">
          <table:table-cell office:value-type="float" office:value="30.5114" calcext:value-type="float">
            <text:p>30.5114</text:p>
          </table:table-cell>
          <table:table-cell office:value-type="float" office:value="78.6258" calcext:value-type="float">
            <text:p>78.6258</text:p>
          </table:table-cell>
          <table:table-cell office:value-type="float" office:value="28" calcext:value-type="float">
            <text:p>28</text:p>
          </table:table-cell>
          <table:table-cell office:value-type="float" office:value="4.5" calcext:value-type="float">
            <text:p>4.5</text:p>
          </table:table-cell>
        </table:table-row>
        <table:table-row table:style-name="ro1">
          <table:table-cell office:value-type="float" office:value="30.9754" calcext:value-type="float">
            <text:p>30.9754</text:p>
          </table:table-cell>
          <table:table-cell office:value-type="float" office:value="78.2532" calcext:value-type="float">
            <text:p>78.2532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0.8166" calcext:value-type="float">
            <text:p>30.8166</text:p>
          </table:table-cell>
          <table:table-cell office:value-type="float" office:value="78.1545" calcext:value-type="float">
            <text:p>78.1545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9.8555" calcext:value-type="float">
            <text:p>29.8555</text:p>
          </table:table-cell>
          <table:table-cell office:value-type="float" office:value="77.2409" calcext:value-type="float">
            <text:p>77.2409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9.8171" calcext:value-type="float">
            <text:p>29.8171</text:p>
          </table:table-cell>
          <table:table-cell office:value-type="float" office:value="80.6116" calcext:value-type="float">
            <text:p>80.6116</text:p>
          </table:table-cell>
          <table:table-cell office:value-type="float" office:value="24.2" calcext:value-type="float">
            <text:p>24.2</text:p>
          </table:table-cell>
          <table:table-cell office:value-type="float" office:value="5.5" calcext:value-type="float">
            <text:p>5.5</text:p>
          </table:table-cell>
        </table:table-row>
        <table:table-row table:style-name="ro1">
          <table:table-cell office:value-type="float" office:value="29.6778" calcext:value-type="float">
            <text:p>29.6778</text:p>
          </table:table-cell>
          <table:table-cell office:value-type="float" office:value="80.4895" calcext:value-type="float">
            <text:p>80.4895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1.366" calcext:value-type="float">
            <text:p>31.366</text:p>
          </table:table-cell>
          <table:table-cell office:value-type="float" office:value="80.4209" calcext:value-type="float">
            <text:p>80.4209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9.3591" calcext:value-type="float">
            <text:p>29.3591</text:p>
          </table:table-cell>
          <table:table-cell office:value-type="float" office:value="80.4144" calcext:value-type="float">
            <text:p>80.4144</text:p>
          </table:table-cell>
          <table:table-cell office:value-type="float" office:value="19" calcext:value-type="float">
            <text:p>19</text:p>
          </table:table-cell>
          <table:table-cell office:value-type="float" office:value="4.6" calcext:value-type="float">
            <text:p>4.6</text:p>
          </table:table-cell>
        </table:table-row>
        <table:table-row table:style-name="ro1">
          <table:table-cell office:value-type="float" office:value="30.2695" calcext:value-type="float">
            <text:p>30.2695</text:p>
          </table:table-cell>
          <table:table-cell office:value-type="float" office:value="78.5965" calcext:value-type="float">
            <text:p>78.5965</text:p>
          </table:table-cell>
          <table:table-cell office:value-type="float" office:value="35" calcext:value-type="float">
            <text:p>35</text:p>
          </table:table-cell>
          <table:table-cell office:value-type="float" office:value="4.3" calcext:value-type="float">
            <text:p>4.3</text:p>
          </table:table-cell>
        </table:table-row>
        <table:table-row table:style-name="ro1">
          <table:table-cell office:value-type="float" office:value="30.0916" calcext:value-type="float">
            <text:p>30.0916</text:p>
          </table:table-cell>
          <table:table-cell office:value-type="float" office:value="79.6201" calcext:value-type="float">
            <text:p>79.6201</text:p>
          </table:table-cell>
          <table:table-cell office:value-type="float" office:value="35" calcext:value-type="float">
            <text:p>35</text:p>
          </table:table-cell>
          <table:table-cell office:value-type="float" office:value="4.2" calcext:value-type="float">
            <text:p>4.2</text:p>
          </table:table-cell>
        </table:table-row>
        <table:table-row table:style-name="ro1">
          <table:table-cell office:value-type="float" office:value="30.3768" calcext:value-type="float">
            <text:p>30.3768</text:p>
          </table:table-cell>
          <table:table-cell office:value-type="float" office:value="79.2302" calcext:value-type="float">
            <text:p>79.2302</text:p>
          </table:table-cell>
          <table:table-cell office:value-type="float" office:value="24" calcext:value-type="float">
            <text:p>24</text:p>
          </table:table-cell>
          <table:table-cell office:value-type="float" office:value="4.5" calcext:value-type="float">
            <text:p>4.5</text:p>
          </table:table-cell>
        </table:table-row>
        <table:table-row table:style-name="ro1">
          <table:table-cell office:value-type="float" office:value="30.4126" calcext:value-type="float">
            <text:p>30.4126</text:p>
          </table:table-cell>
          <table:table-cell office:value-type="float" office:value="79.2304" calcext:value-type="float">
            <text:p>79.2304</text:p>
          </table:table-cell>
          <table:table-cell office:value-type="float" office:value="24.5" calcext:value-type="float">
            <text:p>24.5</text:p>
          </table:table-cell>
          <table:table-cell office:value-type="float" office:value="4.4" calcext:value-type="float">
            <text:p>4.4</text:p>
          </table:table-cell>
        </table:table-row>
        <table:table-row table:style-name="ro1">
          <table:table-cell office:value-type="float" office:value="30.5158" calcext:value-type="float">
            <text:p>30.5158</text:p>
          </table:table-cell>
          <table:table-cell office:value-type="float" office:value="78.7915" calcext:value-type="float">
            <text:p>78.7915</text:p>
          </table:table-cell>
          <table:table-cell office:value-type="float" office:value="24" calcext:value-type="float">
            <text:p>24</text:p>
          </table:table-cell>
          <table:table-cell office:value-type="float" office:value="4.2" calcext:value-type="float">
            <text:p>4.2</text:p>
          </table:table-cell>
        </table:table-row>
        <table:table-row table:style-name="ro1">
          <table:table-cell office:value-type="float" office:value="30.3635" calcext:value-type="float">
            <text:p>30.3635</text:p>
          </table:table-cell>
          <table:table-cell office:value-type="float" office:value="79.3354" calcext:value-type="float">
            <text:p>79.3354</text:p>
          </table:table-cell>
          <table:table-cell office:value-type="float" office:value="23.8" calcext:value-type="float">
            <text:p>23.8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30.2869" calcext:value-type="float">
            <text:p>30.2869</text:p>
          </table:table-cell>
          <table:table-cell office:value-type="float" office:value="79.3333" calcext:value-type="float">
            <text:p>79.3333</text:p>
          </table:table-cell>
          <table:table-cell office:value-type="float" office:value="17" calcext:value-type="float">
            <text:p>17</text:p>
          </table:table-cell>
          <table:table-cell office:value-type="float" office:value="5.3" calcext:value-type="float">
            <text:p>5.3</text:p>
          </table:table-cell>
        </table:table-row>
        <table:table-row table:style-name="ro1">
          <table:table-cell office:value-type="float" office:value="30.2686" calcext:value-type="float">
            <text:p>30.2686</text:p>
          </table:table-cell>
          <table:table-cell office:value-type="float" office:value="79.3122" calcext:value-type="float">
            <text:p>79.3122</text:p>
          </table:table-cell>
          <table:table-cell office:value-type="float" office:value="23.2" calcext:value-type="float">
            <text:p>23.2</text:p>
          </table:table-cell>
          <table:table-cell office:value-type="float" office:value="4.7" calcext:value-type="float">
            <text:p>4.7</text:p>
          </table:table-cell>
        </table:table-row>
        <table:table-row table:style-name="ro1">
          <table:table-cell office:value-type="float" office:value="30.4479" calcext:value-type="float">
            <text:p>30.4479</text:p>
          </table:table-cell>
          <table:table-cell office:value-type="float" office:value="79.3737" calcext:value-type="float">
            <text:p>79.3737</text:p>
          </table:table-cell>
          <table:table-cell office:value-type="float" office:value="17" calcext:value-type="float">
            <text:p>17</text:p>
          </table:table-cell>
          <table:table-cell office:value-type="float" office:value="4.1" calcext:value-type="float">
            <text:p>4.1</text:p>
          </table:table-cell>
        </table:table-row>
        <table:table-row table:style-name="ro1">
          <table:table-cell office:value-type="float" office:value="30.4883" calcext:value-type="float">
            <text:p>30.4883</text:p>
          </table:table-cell>
          <table:table-cell office:value-type="float" office:value="79.4486" calcext:value-type="float">
            <text:p>79.4486</text:p>
          </table:table-cell>
          <table:table-cell office:value-type="float" office:value="17" calcext:value-type="float">
            <text:p>17</text:p>
          </table:table-cell>
          <table:table-cell office:value-type="float" office:value="4.4" calcext:value-type="float">
            <text:p>4.4</text:p>
          </table:table-cell>
        </table:table-row>
        <table:table-row table:style-name="ro1">
          <table:table-cell office:value-type="float" office:value="30.4342" calcext:value-type="float">
            <text:p>30.4342</text:p>
          </table:table-cell>
          <table:table-cell office:value-type="float" office:value="79.5531" calcext:value-type="float">
            <text:p>79.5531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0.2624" calcext:value-type="float">
            <text:p>30.2624</text:p>
          </table:table-cell>
          <table:table-cell office:value-type="float" office:value="79.4122" calcext:value-type="float">
            <text:p>79.4122</text:p>
          </table:table-cell>
          <table:table-cell office:value-type="float" office:value="35" calcext:value-type="float">
            <text:p>35</text:p>
          </table:table-cell>
          <table:table-cell office:value-type="float" office:value="4.3" calcext:value-type="float">
            <text:p>4.3</text:p>
          </table:table-cell>
        </table:table-row>
        <table:table-row table:style-name="ro1">
          <table:table-cell office:value-type="float" office:value="30.4733" calcext:value-type="float">
            <text:p>30.4733</text:p>
          </table:table-cell>
          <table:table-cell office:value-type="float" office:value="79.2703" calcext:value-type="float">
            <text:p>79.2703</text:p>
          </table:table-cell>
          <table:table-cell office:value-type="float" office:value="17" calcext:value-type="float">
            <text:p>17</text:p>
          </table:table-cell>
          <table:table-cell office:value-type="float" office:value="4.2" calcext:value-type="float">
            <text:p>4.2</text:p>
          </table:table-cell>
        </table:table-row>
        <table:table-row table:style-name="ro1">
          <table:table-cell office:value-type="float" office:value="30.3787" calcext:value-type="float">
            <text:p>30.3787</text:p>
          </table:table-cell>
          <table:table-cell office:value-type="float" office:value="79.3547" calcext:value-type="float">
            <text:p>79.3547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0.1184" calcext:value-type="float">
            <text:p>30.1184</text:p>
          </table:table-cell>
          <table:table-cell office:value-type="float" office:value="79.3727" calcext:value-type="float">
            <text:p>79.3727</text:p>
          </table:table-cell>
          <table:table-cell office:value-type="float" office:value="35" calcext:value-type="float">
            <text:p>35</text:p>
          </table:table-cell>
          <table:table-cell office:value-type="float" office:value="4.4" calcext:value-type="float">
            <text:p>4.4</text:p>
          </table:table-cell>
        </table:table-row>
        <table:table-row table:style-name="ro1">
          <table:table-cell office:value-type="float" office:value="30.2574" calcext:value-type="float">
            <text:p>30.2574</text:p>
          </table:table-cell>
          <table:table-cell office:value-type="float" office:value="79.3208" calcext:value-type="float">
            <text:p>79.3208</text:p>
          </table:table-cell>
          <table:table-cell office:value-type="float" office:value="35" calcext:value-type="float">
            <text:p>35</text:p>
          </table:table-cell>
          <table:table-cell office:value-type="float" office:value="4.3" calcext:value-type="float">
            <text:p>4.3</text:p>
          </table:table-cell>
        </table:table-row>
        <table:table-row table:style-name="ro1">
          <table:table-cell office:value-type="float" office:value="30.2163" calcext:value-type="float">
            <text:p>30.2163</text:p>
          </table:table-cell>
          <table:table-cell office:value-type="float" office:value="79.3371" calcext:value-type="float">
            <text:p>79.3371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0.3725" calcext:value-type="float">
            <text:p>30.3725</text:p>
          </table:table-cell>
          <table:table-cell office:value-type="float" office:value="79.4638" calcext:value-type="float">
            <text:p>79.4638</text:p>
          </table:table-cell>
          <table:table-cell office:value-type="float" office:value="14.2" calcext:value-type="float">
            <text:p>14.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0.2994" calcext:value-type="float">
            <text:p>30.2994</text:p>
          </table:table-cell>
          <table:table-cell office:value-type="float" office:value="79.288" calcext:value-type="float">
            <text:p>79.288</text:p>
          </table:table-cell>
          <table:table-cell office:value-type="float" office:value="25.6" calcext:value-type="float">
            <text:p>25.6</text:p>
          </table:table-cell>
          <table:table-cell office:value-type="float" office:value="5.3" calcext:value-type="float">
            <text:p>5.3</text:p>
          </table:table-cell>
        </table:table-row>
        <table:table-row table:style-name="ro1">
          <table:table-cell office:value-type="float" office:value="30.4504" calcext:value-type="float">
            <text:p>30.4504</text:p>
          </table:table-cell>
          <table:table-cell office:value-type="float" office:value="79.3708" calcext:value-type="float">
            <text:p>79.3708</text:p>
          </table:table-cell>
          <table:table-cell office:value-type="float" office:value="54.1" calcext:value-type="float">
            <text:p>54.1</text:p>
          </table:table-cell>
          <table:table-cell office:value-type="float" office:value="4.2" calcext:value-type="float">
            <text:p>4.2</text:p>
          </table:table-cell>
        </table:table-row>
        <table:table-row table:style-name="ro1">
          <table:table-cell office:value-type="float" office:value="30.2837" calcext:value-type="float">
            <text:p>30.2837</text:p>
          </table:table-cell>
          <table:table-cell office:value-type="float" office:value="79.2959" calcext:value-type="float">
            <text:p>79.2959</text:p>
          </table:table-cell>
          <table:table-cell office:value-type="float" office:value="22.2" calcext:value-type="float">
            <text:p>22.2</text:p>
          </table:table-cell>
          <table:table-cell office:value-type="float" office:value="5.1" calcext:value-type="float">
            <text:p>5.1</text:p>
          </table:table-cell>
        </table:table-row>
        <table:table-row table:style-name="ro1">
          <table:table-cell office:value-type="float" office:value="30.2981" calcext:value-type="float">
            <text:p>30.2981</text:p>
          </table:table-cell>
          <table:table-cell office:value-type="float" office:value="79.3723" calcext:value-type="float">
            <text:p>79.3723</text:p>
          </table:table-cell>
          <table:table-cell office:value-type="float" office:value="25" calcext:value-type="float">
            <text:p>25</text:p>
          </table:table-cell>
          <table:table-cell office:value-type="float" office:value="4.6" calcext:value-type="float">
            <text:p>4.6</text:p>
          </table:table-cell>
        </table:table-row>
        <table:table-row table:style-name="ro1">
          <table:table-cell office:value-type="float" office:value="30.2786" calcext:value-type="float">
            <text:p>30.2786</text:p>
          </table:table-cell>
          <table:table-cell office:value-type="float" office:value="79.3844" calcext:value-type="float">
            <text:p>79.3844</text:p>
          </table:table-cell>
          <table:table-cell office:value-type="float" office:value="28.3" calcext:value-type="float">
            <text:p>28.3</text:p>
          </table:table-cell>
          <table:table-cell office:value-type="float" office:value="4.8" calcext:value-type="float">
            <text:p>4.8</text:p>
          </table:table-cell>
        </table:table-row>
        <table:table-row table:style-name="ro1">
          <table:table-cell office:value-type="float" office:value="30.3775" calcext:value-type="float">
            <text:p>30.3775</text:p>
          </table:table-cell>
          <table:table-cell office:value-type="float" office:value="79.3319" calcext:value-type="float">
            <text:p>79.3319</text:p>
          </table:table-cell>
          <table:table-cell office:value-type="float" office:value="17" calcext:value-type="float">
            <text:p>17</text:p>
          </table:table-cell>
          <table:table-cell office:value-type="float" office:value="4.6" calcext:value-type="float">
            <text:p>4.6</text:p>
          </table:table-cell>
        </table:table-row>
        <table:table-row table:style-name="ro1">
          <table:table-cell office:value-type="float" office:value="30.2554" calcext:value-type="float">
            <text:p>30.2554</text:p>
          </table:table-cell>
          <table:table-cell office:value-type="float" office:value="79.3203" calcext:value-type="float">
            <text:p>79.3203</text:p>
          </table:table-cell>
          <table:table-cell office:value-type="float" office:value="23.1" calcext:value-type="float">
            <text:p>23.1</text:p>
          </table:table-cell>
          <table:table-cell office:value-type="float" office:value="4.9" calcext:value-type="float">
            <text:p>4.9</text:p>
          </table:table-cell>
        </table:table-row>
        <table:table-row table:style-name="ro1">
          <table:table-cell office:value-type="float" office:value="30.2478" calcext:value-type="float">
            <text:p>30.2478</text:p>
          </table:table-cell>
          <table:table-cell office:value-type="float" office:value="79.3221" calcext:value-type="float">
            <text:p>79.3221</text:p>
          </table:table-cell>
          <table:table-cell office:value-type="float" office:value="26.2" calcext:value-type="float">
            <text:p>26.2</text:p>
          </table:table-cell>
          <table:table-cell office:value-type="float" office:value="4.8" calcext:value-type="float">
            <text:p>4.8</text:p>
          </table:table-cell>
        </table:table-row>
        <table:table-row table:style-name="ro1">
          <table:table-cell office:value-type="float" office:value="30.3805" calcext:value-type="float">
            <text:p>30.3805</text:p>
          </table:table-cell>
          <table:table-cell office:value-type="float" office:value="79.4195" calcext:value-type="float">
            <text:p>79.4195</text:p>
          </table:table-cell>
          <table:table-cell office:value-type="float" office:value="10" calcext:value-type="float">
            <text:p>10</text:p>
          </table:table-cell>
          <table:table-cell office:value-type="float" office:value="4.2" calcext:value-type="float">
            <text:p>4.2</text:p>
          </table:table-cell>
        </table:table-row>
        <table:table-row table:style-name="ro1">
          <table:table-cell office:value-type="float" office:value="30.2368" calcext:value-type="float">
            <text:p>30.2368</text:p>
          </table:table-cell>
          <table:table-cell office:value-type="float" office:value="79.2726" calcext:value-type="float">
            <text:p>79.2726</text:p>
          </table:table-cell>
          <table:table-cell office:value-type="float" office:value="10" calcext:value-type="float">
            <text:p>10</text:p>
          </table:table-cell>
          <table:table-cell office:value-type="float" office:value="4.6" calcext:value-type="float">
            <text:p>4.6</text:p>
          </table:table-cell>
        </table:table-row>
        <table:table-row table:style-name="ro1">
          <table:table-cell office:value-type="float" office:value="29.3588" calcext:value-type="float">
            <text:p>29.3588</text:p>
          </table:table-cell>
          <table:table-cell office:value-type="float" office:value="81.0213" calcext:value-type="float">
            <text:p>81.0213</text:p>
          </table:table-cell>
          <table:table-cell office:value-type="float" office:value="17" calcext:value-type="float">
            <text:p>17</text:p>
          </table:table-cell>
          <table:table-cell office:value-type="float" office:value="4.2" calcext:value-type="float">
            <text:p>4.2</text:p>
          </table:table-cell>
        </table:table-row>
        <table:table-row table:style-name="ro1">
          <table:table-cell office:value-type="float" office:value="31.0343" calcext:value-type="float">
            <text:p>31.0343</text:p>
          </table:table-cell>
          <table:table-cell office:value-type="float" office:value="77.8409" calcext:value-type="float">
            <text:p>77.8409</text:p>
          </table:table-cell>
          <table:table-cell office:value-type="float" office:value="10" calcext:value-type="float">
            <text:p>10</text:p>
          </table:table-cell>
          <table:table-cell office:value-type="float" office:value="4.4" calcext:value-type="float">
            <text:p>4.4</text:p>
          </table:table-cell>
        </table:table-row>
        <table:table-row table:style-name="ro1">
          <table:table-cell office:value-type="float" office:value="31.308" calcext:value-type="float">
            <text:p>31.308</text:p>
          </table:table-cell>
          <table:table-cell office:value-type="float" office:value="77.2503" calcext:value-type="float">
            <text:p>77.2503</text:p>
          </table:table-cell>
          <table:table-cell office:value-type="float" office:value="11" calcext:value-type="float">
            <text:p>11</text:p>
          </table:table-cell>
          <table:table-cell office:value-type="float" office:value="4.3" calcext:value-type="float">
            <text:p>4.3</text:p>
          </table:table-cell>
        </table:table-row>
        <table:table-row table:style-name="ro1">
          <table:table-cell office:value-type="float" office:value="31.5753" calcext:value-type="float">
            <text:p>31.5753</text:p>
          </table:table-cell>
          <table:table-cell office:value-type="float" office:value="78.2905" calcext:value-type="float">
            <text:p>78.2905</text:p>
          </table:table-cell>
          <table:table-cell office:value-type="float" office:value="38" calcext:value-type="float">
            <text:p>38</text:p>
          </table:table-cell>
          <table:table-cell office:value-type="float" office:value="4.3" calcext:value-type="float">
            <text:p>4.3</text:p>
          </table:table-cell>
        </table:table-row>
        <table:table-row table:style-name="ro1">
          <table:table-cell office:value-type="float" office:value="29.9439" calcext:value-type="float">
            <text:p>29.9439</text:p>
          </table:table-cell>
          <table:table-cell office:value-type="float" office:value="79.9815" calcext:value-type="float">
            <text:p>79.9815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1.9166" calcext:value-type="float">
            <text:p>31.9166</text:p>
          </table:table-cell>
          <table:table-cell office:value-type="float" office:value="78.4146" calcext:value-type="float">
            <text:p>78.4146</text:p>
          </table:table-cell>
          <table:table-cell office:value-type="float" office:value="12" calcext:value-type="float">
            <text:p>12</text:p>
          </table:table-cell>
          <table:table-cell office:value-type="float" office:value="4.9" calcext:value-type="float">
            <text:p>4.9</text:p>
          </table:table-cell>
        </table:table-row>
        <table:table-row table:style-name="ro1">
          <table:table-cell office:value-type="float" office:value="32.0296" calcext:value-type="float">
            <text:p>32.0296</text:p>
          </table:table-cell>
          <table:table-cell office:value-type="float" office:value="78.3971" calcext:value-type="float">
            <text:p>78.3971</text:p>
          </table:table-cell>
          <table:table-cell office:value-type="float" office:value="17.4" calcext:value-type="float">
            <text:p>17.4</text:p>
          </table:table-cell>
          <table:table-cell office:value-type="float" office:value="4.5" calcext:value-type="float">
            <text:p>4.5</text:p>
          </table:table-cell>
        </table:table-row>
        <table:table-row table:style-name="ro1">
          <table:table-cell office:value-type="float" office:value="31.9478" calcext:value-type="float">
            <text:p>31.9478</text:p>
          </table:table-cell>
          <table:table-cell office:value-type="float" office:value="78.5845" calcext:value-type="float">
            <text:p>78.584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0.8318" calcext:value-type="float">
            <text:p>30.8318</text:p>
          </table:table-cell>
          <table:table-cell office:value-type="float" office:value="78.2585" calcext:value-type="float">
            <text:p>78.2585</text:p>
          </table:table-cell>
          <table:table-cell office:value-type="float" office:value="28.1" calcext:value-type="float">
            <text:p>28.1</text:p>
          </table:table-cell>
          <table:table-cell office:value-type="float" office:value="4.4" calcext:value-type="float">
            <text:p>4.4</text:p>
          </table:table-cell>
        </table:table-row>
        <table:table-row table:style-name="ro1">
          <table:table-cell office:value-type="float" office:value="31.0658" calcext:value-type="float">
            <text:p>31.0658</text:p>
          </table:table-cell>
          <table:table-cell office:value-type="float" office:value="77.9624" calcext:value-type="float">
            <text:p>77.9624</text:p>
          </table:table-cell>
          <table:table-cell office:value-type="float" office:value="33.8" calcext:value-type="float">
            <text:p>33.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0.9662" calcext:value-type="float">
            <text:p>30.9662</text:p>
          </table:table-cell>
          <table:table-cell office:value-type="float" office:value="78.1957" calcext:value-type="float">
            <text:p>78.1957</text:p>
          </table:table-cell>
          <table:table-cell office:value-type="float" office:value="6.8" calcext:value-type="float">
            <text:p>6.8</text:p>
          </table:table-cell>
          <table:table-cell office:value-type="float" office:value="4.1" calcext:value-type="float">
            <text:p>4.1</text:p>
          </table:table-cell>
        </table:table-row>
        <table:table-row table:style-name="ro1">
          <table:table-cell office:value-type="float" office:value="31.0848" calcext:value-type="float">
            <text:p>31.0848</text:p>
          </table:table-cell>
          <table:table-cell office:value-type="float" office:value="78.2079" calcext:value-type="float">
            <text:p>78.2079</text:p>
          </table:table-cell>
          <table:table-cell office:value-type="float" office:value="19.2" calcext:value-type="float">
            <text:p>19.2</text:p>
          </table:table-cell>
          <table:table-cell office:value-type="float" office:value="4.2" calcext:value-type="float">
            <text:p>4.2</text:p>
          </table:table-cell>
        </table:table-row>
        <table:table-row table:style-name="ro1">
          <table:table-cell office:value-type="float" office:value="30.4599" calcext:value-type="float">
            <text:p>30.4599</text:p>
          </table:table-cell>
          <table:table-cell office:value-type="float" office:value="79.1328" calcext:value-type="float">
            <text:p>79.1328</text:p>
          </table:table-cell>
          <table:table-cell office:value-type="float" office:value="40" calcext:value-type="float">
            <text:p>40</text:p>
          </table:table-cell>
          <table:table-cell office:value-type="float" office:value="4.1" calcext:value-type="float">
            <text:p>4.1</text:p>
          </table:table-cell>
        </table:table-row>
        <table:table-row table:style-name="ro1">
          <table:table-cell office:value-type="float" office:value="31.2703" calcext:value-type="float">
            <text:p>31.2703</text:p>
          </table:table-cell>
          <table:table-cell office:value-type="float" office:value="77.7993" calcext:value-type="float">
            <text:p>77.7993</text:p>
          </table:table-cell>
          <table:table-cell office:value-type="float" office:value="0" calcext:value-type="float">
            <text:p>0</text:p>
          </table:table-cell>
          <table:table-cell office:value-type="float" office:value="4.1" calcext:value-type="float">
            <text:p>4.1</text:p>
          </table:table-cell>
        </table:table-row>
        <table:table-row table:style-name="ro1">
          <table:table-cell office:value-type="float" office:value="30.2713" calcext:value-type="float">
            <text:p>30.2713</text:p>
          </table:table-cell>
          <table:table-cell office:value-type="float" office:value="77.4699" calcext:value-type="float">
            <text:p>77.4699</text:p>
          </table:table-cell>
          <table:table-cell office:value-type="float" office:value="4.9" calcext:value-type="float">
            <text:p>4.9</text:p>
          </table:table-cell>
          <table:table-cell office:value-type="float" office:value="4.2" calcext:value-type="float">
            <text:p>4.2</text:p>
          </table:table-cell>
        </table:table-row>
        <table:table-row table:style-name="ro1">
          <table:table-cell office:value-type="float" office:value="30.5528" calcext:value-type="float">
            <text:p>30.5528</text:p>
          </table:table-cell>
          <table:table-cell office:value-type="float" office:value="79.2439" calcext:value-type="float">
            <text:p>79.2439</text:p>
          </table:table-cell>
          <table:table-cell office:value-type="float" office:value="24.9" calcext:value-type="float">
            <text:p>24.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9.7662" calcext:value-type="float">
            <text:p>29.7662</text:p>
          </table:table-cell>
          <table:table-cell office:value-type="float" office:value="80.6014" calcext:value-type="float">
            <text:p>80.6014</text:p>
          </table:table-cell>
          <table:table-cell office:value-type="float" office:value="23" calcext:value-type="float">
            <text:p>23</text:p>
          </table:table-cell>
          <table:table-cell office:value-type="float" office:value="4.3" calcext:value-type="float">
            <text:p>4.3</text:p>
          </table:table-cell>
        </table:table-row>
        <table:table-row table:style-name="ro1">
          <table:table-cell office:value-type="float" office:value="30.3669" calcext:value-type="float">
            <text:p>30.3669</text:p>
          </table:table-cell>
          <table:table-cell office:value-type="float" office:value="79.5463" calcext:value-type="float">
            <text:p>79.5463</text:p>
          </table:table-cell>
          <table:table-cell office:value-type="float" office:value="17" calcext:value-type="float">
            <text:p>17</text:p>
          </table:table-cell>
          <table:table-cell office:value-type="float" office:value="4.1" calcext:value-type="float">
            <text:p>4.1</text:p>
          </table:table-cell>
        </table:table-row>
        <table:table-row table:style-name="ro1">
          <table:table-cell office:value-type="float" office:value="29.4742" calcext:value-type="float">
            <text:p>29.4742</text:p>
          </table:table-cell>
          <table:table-cell office:value-type="float" office:value="81.696" calcext:value-type="float">
            <text:p>81.696</text:p>
          </table:table-cell>
          <table:table-cell office:value-type="float" office:value="24.6" calcext:value-type="float">
            <text:p>24.6</text:p>
          </table:table-cell>
          <table:table-cell office:value-type="float" office:value="4.5" calcext:value-type="float">
            <text:p>4.5</text:p>
          </table:table-cell>
        </table:table-row>
        <table:table-row table:style-name="ro1">
          <table:table-cell office:value-type="float" office:value="29.5244" calcext:value-type="float">
            <text:p>29.5244</text:p>
          </table:table-cell>
          <table:table-cell office:value-type="float" office:value="80.8647" calcext:value-type="float">
            <text:p>80.8647</text:p>
          </table:table-cell>
          <table:table-cell office:value-type="float" office:value="17" calcext:value-type="float">
            <text:p>17</text:p>
          </table:table-cell>
          <table:table-cell office:value-type="float" office:value="4.1" calcext:value-type="float">
            <text:p>4.1</text:p>
          </table:table-cell>
        </table:table-row>
        <table:table-row table:style-name="ro1">
          <table:table-cell office:value-type="float" office:value="31.2054" calcext:value-type="float">
            <text:p>31.2054</text:p>
          </table:table-cell>
          <table:table-cell office:value-type="float" office:value="70.2928" calcext:value-type="float">
            <text:p>70.2928</text:p>
          </table:table-cell>
          <table:table-cell office:value-type="float" office:value="16" calcext:value-type="float">
            <text:p>16</text:p>
          </table:table-cell>
          <table:table-cell office:value-type="float" office:value="4.2" calcext:value-type="float">
            <text:p>4.2</text:p>
          </table:table-cell>
        </table:table-row>
        <table:table-row table:style-name="ro1">
          <table:table-cell office:value-type="float" office:value="29.0714" calcext:value-type="float">
            <text:p>29.0714</text:p>
          </table:table-cell>
          <table:table-cell office:value-type="float" office:value="80.7883" calcext:value-type="float">
            <text:p>80.7883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9.3415" calcext:value-type="float">
            <text:p>29.3415</text:p>
          </table:table-cell>
          <table:table-cell office:value-type="float" office:value="81.1509" calcext:value-type="float">
            <text:p>81.1509</text:p>
          </table:table-cell>
          <table:table-cell office:value-type="float" office:value="35" calcext:value-type="float">
            <text:p>35</text:p>
          </table:table-cell>
          <table:table-cell office:value-type="float" office:value="4.3" calcext:value-type="float">
            <text:p>4.3</text:p>
          </table:table-cell>
        </table:table-row>
        <table:table-row table:style-name="ro1">
          <table:table-cell office:value-type="float" office:value="30.7865" calcext:value-type="float">
            <text:p>30.7865</text:p>
          </table:table-cell>
          <table:table-cell office:value-type="float" office:value="78.5193" calcext:value-type="float">
            <text:p>78.5193</text:p>
          </table:table-cell>
          <table:table-cell office:value-type="float" office:value="6.2" calcext:value-type="float">
            <text:p>6.2</text:p>
          </table:table-cell>
          <table:table-cell office:value-type="float" office:value="4.3" calcext:value-type="float">
            <text:p>4.3</text:p>
          </table:table-cell>
        </table:table-row>
        <table:table-row table:style-name="ro1">
          <table:table-cell office:value-type="float" office:value="29.9106" calcext:value-type="float">
            <text:p>29.9106</text:p>
          </table:table-cell>
          <table:table-cell office:value-type="float" office:value="80.027" calcext:value-type="float">
            <text:p>80.027</text:p>
          </table:table-cell>
          <table:table-cell office:value-type="float" office:value="34.4" calcext:value-type="float">
            <text:p>34.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6.5745" calcext:value-type="float">
            <text:p>36.5745</text:p>
          </table:table-cell>
          <table:table-cell office:value-type="float" office:value="71.3835" calcext:value-type="float">
            <text:p>71.3835</text:p>
          </table:table-cell>
          <table:table-cell office:value-type="float" office:value="156.6" calcext:value-type="float">
            <text:p>156.6</text:p>
          </table:table-cell>
          <table:table-cell office:value-type="float" office:value="4.2" calcext:value-type="float">
            <text:p>4.2</text:p>
          </table:table-cell>
        </table:table-row>
        <table:table-row table:style-name="ro1">
          <table:table-cell office:value-type="float" office:value="30.3942" calcext:value-type="float">
            <text:p>30.3942</text:p>
          </table:table-cell>
          <table:table-cell office:value-type="float" office:value="81.3273" calcext:value-type="float">
            <text:p>81.3273</text:p>
          </table:table-cell>
          <table:table-cell office:value-type="float" office:value="36" calcext:value-type="float">
            <text:p>36</text:p>
          </table:table-cell>
          <table:table-cell office:value-type="float" office:value="4.5" calcext:value-type="float">
            <text:p>4.5</text:p>
          </table:table-cell>
        </table:table-row>
        <table:table-row table:style-name="ro1">
          <table:table-cell office:value-type="float" office:value="31.3691" calcext:value-type="float">
            <text:p>31.3691</text:p>
          </table:table-cell>
          <table:table-cell office:value-type="float" office:value="77.862" calcext:value-type="float">
            <text:p>77.86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1.4755" calcext:value-type="float">
            <text:p>31.4755</text:p>
          </table:table-cell>
          <table:table-cell office:value-type="float" office:value="77.752" calcext:value-type="float">
            <text:p>77.752</text:p>
          </table:table-cell>
          <table:table-cell office:value-type="float" office:value="9" calcext:value-type="float">
            <text:p>9</text:p>
          </table:table-cell>
          <table:table-cell office:value-type="float" office:value="4.3" calcext:value-type="float">
            <text:p>4.3</text:p>
          </table:table-cell>
        </table:table-row>
        <table:table-row table:style-name="ro1">
          <table:table-cell office:value-type="float" office:value="29.9266" calcext:value-type="float">
            <text:p>29.9266</text:p>
          </table:table-cell>
          <table:table-cell office:value-type="float" office:value="80.0793" calcext:value-type="float">
            <text:p>80.0793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1.6172" calcext:value-type="float">
            <text:p>31.6172</text:p>
          </table:table-cell>
          <table:table-cell office:value-type="float" office:value="77.3093" calcext:value-type="float">
            <text:p>77.3093</text:p>
          </table:table-cell>
          <table:table-cell office:value-type="float" office:value="10.9" calcext:value-type="float">
            <text:p>10.9</text:p>
          </table:table-cell>
          <table:table-cell office:value-type="float" office:value="4.2" calcext:value-type="float">
            <text:p>4.2</text:p>
          </table:table-cell>
        </table:table-row>
        <table:table-row table:style-name="ro1">
          <table:table-cell office:value-type="float" office:value="31.4217" calcext:value-type="float">
            <text:p>31.4217</text:p>
          </table:table-cell>
          <table:table-cell office:value-type="float" office:value="78.6162" calcext:value-type="float">
            <text:p>78.6162</text:p>
          </table:table-cell>
          <table:table-cell office:value-type="float" office:value="32" calcext:value-type="float">
            <text:p>32</text:p>
          </table:table-cell>
          <table:table-cell office:value-type="float" office:value="4.2" calcext:value-type="float">
            <text:p>4.2</text:p>
          </table:table-cell>
        </table:table-row>
        <table:table-row table:style-name="ro1">
          <table:table-cell office:value-type="float" office:value="31.3925" calcext:value-type="float">
            <text:p>31.3925</text:p>
          </table:table-cell>
          <table:table-cell office:value-type="float" office:value="78.5799" calcext:value-type="float">
            <text:p>78.5799</text:p>
          </table:table-cell>
          <table:table-cell office:value-type="float" office:value="32" calcext:value-type="float">
            <text:p>32</text:p>
          </table:table-cell>
          <table:table-cell office:value-type="float" office:value="4.1" calcext:value-type="float">
            <text:p>4.1</text:p>
          </table:table-cell>
        </table:table-row>
        <table:table-row table:style-name="ro1">
          <table:table-cell office:value-type="float" office:value="29.7213" calcext:value-type="float">
            <text:p>29.7213</text:p>
          </table:table-cell>
          <table:table-cell office:value-type="float" office:value="80.6794" calcext:value-type="float">
            <text:p>80.6794</text:p>
          </table:table-cell>
          <table:table-cell office:value-type="float" office:value="23" calcext:value-type="float">
            <text:p>23</text:p>
          </table:table-cell>
          <table:table-cell office:value-type="float" office:value="4.2" calcext:value-type="float">
            <text:p>4.2</text:p>
          </table:table-cell>
        </table:table-row>
        <table:table-row table:style-name="ro1">
          <table:table-cell office:value-type="float" office:value="30.0461" calcext:value-type="float">
            <text:p>30.0461</text:p>
          </table:table-cell>
          <table:table-cell office:value-type="float" office:value="80.0259" calcext:value-type="float">
            <text:p>80.0259</text:p>
          </table:table-cell>
          <table:table-cell office:value-type="float" office:value="23.7" calcext:value-type="float">
            <text:p>23.7</text:p>
          </table:table-cell>
          <table:table-cell office:value-type="float" office:value="4.7" calcext:value-type="float">
            <text:p>4.7</text:p>
          </table:table-cell>
        </table:table-row>
        <table:table-row table:style-name="ro1">
          <table:table-cell office:value-type="float" office:value="30.4676" calcext:value-type="float">
            <text:p>30.4676</text:p>
          </table:table-cell>
          <table:table-cell office:value-type="float" office:value="79.311" calcext:value-type="float">
            <text:p>79.311</text:p>
          </table:table-cell>
          <table:table-cell office:value-type="float" office:value="24.4" calcext:value-type="float">
            <text:p>24.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0.5622" calcext:value-type="float">
            <text:p>30.5622</text:p>
          </table:table-cell>
          <table:table-cell office:value-type="float" office:value="79.3244" calcext:value-type="float">
            <text:p>79.3244</text:p>
          </table:table-cell>
          <table:table-cell office:value-type="float" office:value="14.6" calcext:value-type="float">
            <text:p>14.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0.2403" calcext:value-type="float">
            <text:p>30.2403</text:p>
          </table:table-cell>
          <table:table-cell office:value-type="float" office:value="80.3878" calcext:value-type="float">
            <text:p>80.3878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0.5987" calcext:value-type="float">
            <text:p>30.5987</text:p>
          </table:table-cell>
          <table:table-cell office:value-type="float" office:value="80.2953" calcext:value-type="float">
            <text:p>80.2953</text:p>
          </table:table-cell>
          <table:table-cell office:value-type="float" office:value="11" calcext:value-type="float">
            <text:p>11</text:p>
          </table:table-cell>
          <table:table-cell office:value-type="float" office:value="4.6" calcext:value-type="float">
            <text:p>4.6</text:p>
          </table:table-cell>
        </table:table-row>
        <table:table-row table:style-name="ro1">
          <table:table-cell office:value-type="float" office:value="30.6486" calcext:value-type="float">
            <text:p>30.6486</text:p>
          </table:table-cell>
          <table:table-cell office:value-type="float" office:value="79.2621" calcext:value-type="float">
            <text:p>79.2621</text:p>
          </table:table-cell>
          <table:table-cell office:value-type="float" office:value="29.6" calcext:value-type="float">
            <text:p>29.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0.4509" calcext:value-type="float">
            <text:p>30.4509</text:p>
          </table:table-cell>
          <table:table-cell office:value-type="float" office:value="80.5358" calcext:value-type="float">
            <text:p>80.5358</text:p>
          </table:table-cell>
          <table:table-cell office:value-type="float" office:value="11" calcext:value-type="float">
            <text:p>11</text:p>
          </table:table-cell>
          <table:table-cell office:value-type="float" office:value="4.2" calcext:value-type="float">
            <text:p>4.2</text:p>
          </table:table-cell>
        </table:table-row>
        <table:table-row table:style-name="ro1">
          <table:table-cell office:value-type="float" office:value="30.8101" calcext:value-type="float">
            <text:p>30.8101</text:p>
          </table:table-cell>
          <table:table-cell office:value-type="float" office:value="79.6426" calcext:value-type="float">
            <text:p>79.6426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0.678" calcext:value-type="float">
            <text:p>30.678</text:p>
          </table:table-cell>
          <table:table-cell office:value-type="float" office:value="80.6054" calcext:value-type="float">
            <text:p>80.6054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1.6041" calcext:value-type="float">
            <text:p>31.6041</text:p>
          </table:table-cell>
          <table:table-cell office:value-type="float" office:value="78.1741" calcext:value-type="float">
            <text:p>78.1741</text:p>
          </table:table-cell>
          <table:table-cell office:value-type="float" office:value="8" calcext:value-type="float">
            <text:p>8</text:p>
          </table:table-cell>
          <table:table-cell office:value-type="float" office:value="4.3" calcext:value-type="float">
            <text:p>4.3</text:p>
          </table:table-cell>
        </table:table-row>
        <table:table-row table:style-name="ro1">
          <table:table-cell office:value-type="float" office:value="31.5459" calcext:value-type="float">
            <text:p>31.5459</text:p>
          </table:table-cell>
          <table:table-cell office:value-type="float" office:value="78.2791" calcext:value-type="float">
            <text:p>78.279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1.5566" calcext:value-type="float">
            <text:p>31.5566</text:p>
          </table:table-cell>
          <table:table-cell office:value-type="float" office:value="78.1679" calcext:value-type="float">
            <text:p>78.1679</text:p>
          </table:table-cell>
          <table:table-cell office:value-type="float" office:value="8" calcext:value-type="float">
            <text:p>8</text:p>
          </table:table-cell>
          <table:table-cell office:value-type="float" office:value="4.3" calcext:value-type="float">
            <text:p>4.3</text:p>
          </table:table-cell>
        </table:table-row>
        <table:table-row table:style-name="ro1">
          <table:table-cell office:value-type="float" office:value="30.6048" calcext:value-type="float">
            <text:p>30.6048</text:p>
          </table:table-cell>
          <table:table-cell office:value-type="float" office:value="80.7729" calcext:value-type="float">
            <text:p>80.7729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0.2846" calcext:value-type="float">
            <text:p>30.2846</text:p>
          </table:table-cell>
          <table:table-cell office:value-type="float" office:value="80.3318" calcext:value-type="float">
            <text:p>80.3318</text:p>
          </table:table-cell>
          <table:table-cell office:value-type="float" office:value="11" calcext:value-type="float">
            <text:p>11</text:p>
          </table:table-cell>
          <table:table-cell office:value-type="float" office:value="4.6" calcext:value-type="float">
            <text:p>4.6</text:p>
          </table:table-cell>
        </table:table-row>
        <table:table-row table:style-name="ro1">
          <table:table-cell office:value-type="float" office:value="30.695" calcext:value-type="float">
            <text:p>30.695</text:p>
          </table:table-cell>
          <table:table-cell office:value-type="float" office:value="80.4411" calcext:value-type="float">
            <text:p>80.4411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9.4803" calcext:value-type="float">
            <text:p>29.4803</text:p>
          </table:table-cell>
          <table:table-cell office:value-type="float" office:value="81.2922" calcext:value-type="float">
            <text:p>81.2922</text:p>
          </table:table-cell>
          <table:table-cell office:value-type="float" office:value="33" calcext:value-type="float">
            <text:p>33</text:p>
          </table:table-cell>
          <table:table-cell office:value-type="float" office:value="4.1" calcext:value-type="float">
            <text:p>4.1</text:p>
          </table:table-cell>
        </table:table-row>
        <table:table-row table:style-name="ro1">
          <table:table-cell office:value-type="float" office:value="28.9955" calcext:value-type="float">
            <text:p>28.9955</text:p>
          </table:table-cell>
          <table:table-cell office:value-type="float" office:value="76.7361" calcext:value-type="float">
            <text:p>76.7361</text:p>
          </table:table-cell>
          <table:table-cell office:value-type="float" office:value="16.6" calcext:value-type="float">
            <text:p>16.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9.3693" calcext:value-type="float">
            <text:p>29.3693</text:p>
          </table:table-cell>
          <table:table-cell office:value-type="float" office:value="80.4374" calcext:value-type="float">
            <text:p>80.4374</text:p>
          </table:table-cell>
          <table:table-cell office:value-type="float" office:value="19.2" calcext:value-type="float">
            <text:p>19.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9.341" calcext:value-type="float">
            <text:p>29.341</text:p>
          </table:table-cell>
          <table:table-cell office:value-type="float" office:value="81.4338" calcext:value-type="float">
            <text:p>81.4338</text:p>
          </table:table-cell>
          <table:table-cell office:value-type="float" office:value="27" calcext:value-type="float">
            <text:p>27</text:p>
          </table:table-cell>
          <table:table-cell office:value-type="float" office:value="4.4" calcext:value-type="float">
            <text:p>4.4</text:p>
          </table:table-cell>
        </table:table-row>
        <table:table-row table:style-name="ro1">
          <table:table-cell office:value-type="float" office:value="30.7544" calcext:value-type="float">
            <text:p>30.7544</text:p>
          </table:table-cell>
          <table:table-cell office:value-type="float" office:value="81.2283" calcext:value-type="float">
            <text:p>81.2283</text:p>
          </table:table-cell>
          <table:table-cell office:value-type="float" office:value="7" calcext:value-type="float">
            <text:p>7</text:p>
          </table:table-cell>
          <table:table-cell office:value-type="float" office:value="4.2" calcext:value-type="float">
            <text:p>4.2</text:p>
          </table:table-cell>
        </table:table-row>
        <table:table-row table:style-name="ro1">
          <table:table-cell office:value-type="float" office:value="29.4139" calcext:value-type="float">
            <text:p>29.4139</text:p>
          </table:table-cell>
          <table:table-cell office:value-type="float" office:value="80.9638" calcext:value-type="float">
            <text:p>80.9638</text:p>
          </table:table-cell>
          <table:table-cell office:value-type="float" office:value="17" calcext:value-type="float">
            <text:p>17</text:p>
          </table:table-cell>
          <table:table-cell office:value-type="float" office:value="4.4" calcext:value-type="float">
            <text:p>4.4</text:p>
          </table:table-cell>
        </table:table-row>
        <table:table-row table:style-name="ro1">
          <table:table-cell office:value-type="float" office:value="29.575" calcext:value-type="float">
            <text:p>29.575</text:p>
          </table:table-cell>
          <table:table-cell office:value-type="float" office:value="80.649" calcext:value-type="float">
            <text:p>80.649</text:p>
          </table:table-cell>
          <table:table-cell office:value-type="float" office:value="19" calcext:value-type="float">
            <text:p>19</text:p>
          </table:table-cell>
          <table:table-cell office:value-type="float" office:value="4.8" calcext:value-type="float">
            <text:p>4.8</text:p>
          </table:table-cell>
        </table:table-row>
        <table:table-row table:style-name="ro1">
          <table:table-cell office:value-type="float" office:value="29.6643" calcext:value-type="float">
            <text:p>29.6643</text:p>
          </table:table-cell>
          <table:table-cell office:value-type="float" office:value="80.7344" calcext:value-type="float">
            <text:p>80.7344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0.8339" calcext:value-type="float">
            <text:p>30.8339</text:p>
          </table:table-cell>
          <table:table-cell office:value-type="float" office:value="78.4709" calcext:value-type="float">
            <text:p>78.4709</text:p>
          </table:table-cell>
          <table:table-cell office:value-type="float" office:value="22.9" calcext:value-type="float">
            <text:p>22.9</text:p>
          </table:table-cell>
          <table:table-cell office:value-type="float" office:value="4.3" calcext:value-type="float">
            <text:p>4.3</text:p>
          </table:table-cell>
        </table:table-row>
        <table:table-row table:style-name="ro1">
          <table:table-cell office:value-type="float" office:value="30.446" calcext:value-type="float">
            <text:p>30.446</text:p>
          </table:table-cell>
          <table:table-cell office:value-type="float" office:value="79.2289" calcext:value-type="float">
            <text:p>79.2289</text:p>
          </table:table-cell>
          <table:table-cell office:value-type="float" office:value="41.2" calcext:value-type="float">
            <text:p>41.2</text:p>
          </table:table-cell>
          <table:table-cell office:value-type="float" office:value="4.4" calcext:value-type="float">
            <text:p>4.4</text:p>
          </table:table-cell>
        </table:table-row>
        <table:table-row table:style-name="ro1">
          <table:table-cell office:value-type="float" office:value="30.4951" calcext:value-type="float">
            <text:p>30.4951</text:p>
          </table:table-cell>
          <table:table-cell office:value-type="float" office:value="79.3763" calcext:value-type="float">
            <text:p>79.3763</text:p>
          </table:table-cell>
          <table:table-cell office:value-type="float" office:value="46.8" calcext:value-type="float">
            <text:p>46.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0.0739" calcext:value-type="float">
            <text:p>30.0739</text:p>
          </table:table-cell>
          <table:table-cell office:value-type="float" office:value="81.163" calcext:value-type="float">
            <text:p>81.163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0.5131" calcext:value-type="float">
            <text:p>30.5131</text:p>
          </table:table-cell>
          <table:table-cell office:value-type="float" office:value="79.2366" calcext:value-type="float">
            <text:p>79.2366</text:p>
          </table:table-cell>
          <table:table-cell office:value-type="float" office:value="37.8" calcext:value-type="float">
            <text:p>37.8</text:p>
          </table:table-cell>
          <table:table-cell office:value-type="float" office:value="5.2" calcext:value-type="float">
            <text:p>5.2</text:p>
          </table:table-cell>
        </table:table-row>
        <table:table-row table:style-name="ro1">
          <table:table-cell office:value-type="float" office:value="30.484" calcext:value-type="float">
            <text:p>30.484</text:p>
          </table:table-cell>
          <table:table-cell office:value-type="float" office:value="79.3346" calcext:value-type="float">
            <text:p>79.3346</text:p>
          </table:table-cell>
          <table:table-cell office:value-type="float" office:value="45.6" calcext:value-type="float">
            <text:p>45.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0.2228" calcext:value-type="float">
            <text:p>30.2228</text:p>
          </table:table-cell>
          <table:table-cell office:value-type="float" office:value="80.3163" calcext:value-type="float">
            <text:p>80.3163</text:p>
          </table:table-cell>
          <table:table-cell office:value-type="float" office:value="23" calcext:value-type="float">
            <text:p>23</text:p>
          </table:table-cell>
          <table:table-cell office:value-type="float" office:value="4.1" calcext:value-type="float">
            <text:p>4.1</text:p>
          </table:table-cell>
        </table:table-row>
        <table:table-row table:style-name="ro1">
          <table:table-cell office:value-type="float" office:value="30.3308" calcext:value-type="float">
            <text:p>30.3308</text:p>
          </table:table-cell>
          <table:table-cell office:value-type="float" office:value="80.3607" calcext:value-type="float">
            <text:p>80.3607</text:p>
          </table:table-cell>
          <table:table-cell office:value-type="float" office:value="19.3" calcext:value-type="float">
            <text:p>19.3</text:p>
          </table:table-cell>
          <table:table-cell office:value-type="float" office:value="4.8" calcext:value-type="float">
            <text:p>4.8</text:p>
          </table:table-cell>
        </table:table-row>
        <table:table-row table:style-name="ro1">
          <table:table-cell office:value-type="float" office:value="30.2216" calcext:value-type="float">
            <text:p>30.2216</text:p>
          </table:table-cell>
          <table:table-cell office:value-type="float" office:value="80.3869" calcext:value-type="float">
            <text:p>80.3869</text:p>
          </table:table-cell>
          <table:table-cell office:value-type="float" office:value="11" calcext:value-type="float">
            <text:p>11</text:p>
          </table:table-cell>
          <table:table-cell office:value-type="float" office:value="4.5" calcext:value-type="float">
            <text:p>4.5</text:p>
          </table:table-cell>
        </table:table-row>
        <table:table-row table:style-name="ro1">
          <table:table-cell office:value-type="float" office:value="29.4599" calcext:value-type="float">
            <text:p>29.4599</text:p>
          </table:table-cell>
          <table:table-cell office:value-type="float" office:value="80.8658" calcext:value-type="float">
            <text:p>80.8658</text:p>
          </table:table-cell>
          <table:table-cell office:value-type="float" office:value="17" calcext:value-type="float">
            <text:p>17</text:p>
          </table:table-cell>
          <table:table-cell office:value-type="float" office:value="4.9" calcext:value-type="float">
            <text:p>4.9</text:p>
          </table:table-cell>
        </table:table-row>
        <table:table-row table:style-name="ro1">
          <table:table-cell office:value-type="float" office:value="29.3099" calcext:value-type="float">
            <text:p>29.3099</text:p>
          </table:table-cell>
          <table:table-cell office:value-type="float" office:value="80.8775" calcext:value-type="float">
            <text:p>80.8775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1.7835" calcext:value-type="float">
            <text:p>31.7835</text:p>
          </table:table-cell>
          <table:table-cell office:value-type="float" office:value="78.2695" calcext:value-type="float">
            <text:p>78.2695</text:p>
          </table:table-cell>
          <table:table-cell office:value-type="float" office:value="11.6" calcext:value-type="float">
            <text:p>11.6</text:p>
          </table:table-cell>
          <table:table-cell office:value-type="float" office:value="4.1" calcext:value-type="float">
            <text:p>4.1</text:p>
          </table:table-cell>
        </table:table-row>
        <table:table-row table:style-name="ro1">
          <table:table-cell office:value-type="float" office:value="29.7804" calcext:value-type="float">
            <text:p>29.7804</text:p>
          </table:table-cell>
          <table:table-cell office:value-type="float" office:value="80.1481" calcext:value-type="float">
            <text:p>80.1481</text:p>
          </table:table-cell>
          <table:table-cell office:value-type="float" office:value="25" calcext:value-type="float">
            <text:p>25</text:p>
          </table:table-cell>
          <table:table-cell office:value-type="float" office:value="4.4" calcext:value-type="float">
            <text:p>4.4</text:p>
          </table:table-cell>
        </table:table-row>
        <table:table-row table:style-name="ro1">
          <table:table-cell office:value-type="float" office:value="29.7739" calcext:value-type="float">
            <text:p>29.7739</text:p>
          </table:table-cell>
          <table:table-cell office:value-type="float" office:value="80.5419" calcext:value-type="float">
            <text:p>80.5419</text:p>
          </table:table-cell>
          <table:table-cell office:value-type="float" office:value="23" calcext:value-type="float">
            <text:p>23</text:p>
          </table:table-cell>
          <table:table-cell office:value-type="float" office:value="4.6" calcext:value-type="float">
            <text:p>4.6</text:p>
          </table:table-cell>
        </table:table-row>
        <table:table-row table:style-name="ro1">
          <table:table-cell office:value-type="float" office:value="29.7847" calcext:value-type="float">
            <text:p>29.7847</text:p>
          </table:table-cell>
          <table:table-cell office:value-type="float" office:value="80.5719" calcext:value-type="float">
            <text:p>80.5719</text:p>
          </table:table-cell>
          <table:table-cell office:value-type="float" office:value="23" calcext:value-type="float">
            <text:p>23</text:p>
          </table:table-cell>
          <table:table-cell office:value-type="float" office:value="4.1" calcext:value-type="float">
            <text:p>4.1</text:p>
          </table:table-cell>
        </table:table-row>
        <table:table-row table:style-name="ro1">
          <table:table-cell office:value-type="float" office:value="29.8792" calcext:value-type="float">
            <text:p>29.8792</text:p>
          </table:table-cell>
          <table:table-cell office:value-type="float" office:value="80.5158" calcext:value-type="float">
            <text:p>80.5158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2" office:value-type="float" office:value="29.9124" calcext:value-type="float">
            <text:p>29.9124</text:p>
          </table:table-cell>
          <table:table-cell table:style-name="ce2" office:value-type="float" office:value="80.1159" calcext:value-type="float">
            <text:p>80.1159</text:p>
          </table:table-cell>
          <table:table-cell table:style-name="ce2" office:value-type="float" office:value="16" calcext:value-type="float">
            <text:p>16</text:p>
          </table:table-cell>
          <table:table-cell office:value-type="float" office:value="4.4" calcext:value-type="float">
            <text:p>4.4</text:p>
          </table:table-cell>
        </table:table-row>
        <table:table-row table:style-name="ro1">
          <table:table-cell table:style-name="ce2" office:value-type="float" office:value="31.5235" calcext:value-type="float">
            <text:p>31.5235</text:p>
          </table:table-cell>
          <table:table-cell table:style-name="ce2" office:value-type="float" office:value="77.0204" calcext:value-type="float">
            <text:p>77.0204</text:p>
          </table:table-cell>
          <table:table-cell table:style-name="ce2" office:value-type="float" office:value="15.4" calcext:value-type="float">
            <text:p>15.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2" office:value-type="float" office:value="31.5073" calcext:value-type="float">
            <text:p>31.5073</text:p>
          </table:table-cell>
          <table:table-cell table:style-name="ce2" office:value-type="float" office:value="77.0258" calcext:value-type="float">
            <text:p>77.0258</text:p>
          </table:table-cell>
          <table:table-cell table:style-name="ce2" office:value-type="float" office:value="14.1" calcext:value-type="float">
            <text:p>14.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2" office:value-type="float" office:value="31.3821" calcext:value-type="float">
            <text:p>31.3821</text:p>
          </table:table-cell>
          <table:table-cell table:style-name="ce2" office:value-type="float" office:value="77.7507" calcext:value-type="float">
            <text:p>77.7507</text:p>
          </table:table-cell>
          <table:table-cell table:style-name="ce2" office:value-type="float" office:value="9" calcext:value-type="float">
            <text:p>9</text:p>
          </table:table-cell>
          <table:table-cell office:value-type="float" office:value="4.1" calcext:value-type="float">
            <text:p>4.1</text:p>
          </table:table-cell>
        </table:table-row>
        <table:table-row table:style-name="ro1">
          <table:table-cell table:style-name="ce2" office:value-type="float" office:value="30.8576" calcext:value-type="float">
            <text:p>30.8576</text:p>
          </table:table-cell>
          <table:table-cell table:style-name="ce2" office:value-type="float" office:value="78.2844" calcext:value-type="float">
            <text:p>78.2844</text:p>
          </table:table-cell>
          <table:table-cell table:style-name="ce2" office:value-type="float" office:value="27.1" calcext:value-type="float">
            <text:p>27.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2" office:value-type="float" office:value="30.9577" calcext:value-type="float">
            <text:p>30.9577</text:p>
          </table:table-cell>
          <table:table-cell table:style-name="ce2" office:value-type="float" office:value="78.1726" calcext:value-type="float">
            <text:p>78.1726</text:p>
          </table:table-cell>
          <table:table-cell table:style-name="ce2" office:value-type="float" office:value="9.4" calcext:value-type="float">
            <text:p>9.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2" office:value-type="float" office:value="31.3247" calcext:value-type="float">
            <text:p>31.3247</text:p>
          </table:table-cell>
          <table:table-cell table:style-name="ce2" office:value-type="float" office:value="80.2634" calcext:value-type="float">
            <text:p>80.2634</text:p>
          </table:table-cell>
          <table:table-cell table:style-name="ce2"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2" office:value-type="float" office:value="29.4413" calcext:value-type="float">
            <text:p>29.4413</text:p>
          </table:table-cell>
          <table:table-cell table:style-name="ce2" office:value-type="float" office:value="81.0027" calcext:value-type="float">
            <text:p>81.0027</text:p>
          </table:table-cell>
          <table:table-cell table:style-name="ce2" office:value-type="float" office:value="21.3" calcext:value-type="float">
            <text:p>21.3</text:p>
          </table:table-cell>
          <table:table-cell office:value-type="float" office:value="4.7" calcext:value-type="float">
            <text:p>4.7</text:p>
          </table:table-cell>
        </table:table-row>
        <table:table-row table:style-name="ro1">
          <table:table-cell table:style-name="ce2" office:value-type="float" office:value="29.9451" calcext:value-type="float">
            <text:p>29.9451</text:p>
          </table:table-cell>
          <table:table-cell table:style-name="ce2" office:value-type="float" office:value="79.9899" calcext:value-type="float">
            <text:p>79.9899</text:p>
          </table:table-cell>
          <table:table-cell table:style-name="ce2" office:value-type="float" office:value="16" calcext:value-type="float">
            <text:p>16</text:p>
          </table:table-cell>
          <table:table-cell office:value-type="float" office:value="4.4" calcext:value-type="float">
            <text:p>4.4</text:p>
          </table:table-cell>
        </table:table-row>
        <table:table-row table:style-name="ro1">
          <table:table-cell table:style-name="ce2" office:value-type="float" office:value="30.0773" calcext:value-type="float">
            <text:p>30.0773</text:p>
          </table:table-cell>
          <table:table-cell table:style-name="ce2" office:value-type="float" office:value="77.7884" calcext:value-type="float">
            <text:p>77.7884</text:p>
          </table:table-cell>
          <table:table-cell table:style-name="ce2" office:value-type="float" office:value="27.9" calcext:value-type="float">
            <text:p>27.9</text:p>
          </table:table-cell>
          <table:table-cell office:value-type="float" office:value="4.1" calcext:value-type="float">
            <text:p>4.1</text:p>
          </table:table-cell>
        </table:table-row>
        <table:table-row table:style-name="ro1">
          <table:table-cell table:style-name="ce2" office:value-type="float" office:value="29.981" calcext:value-type="float">
            <text:p>29.981</text:p>
          </table:table-cell>
          <table:table-cell table:style-name="ce2" office:value-type="float" office:value="80.0563" calcext:value-type="float">
            <text:p>80.0563</text:p>
          </table:table-cell>
          <table:table-cell table:style-name="ce2" office:value-type="float" office:value="16" calcext:value-type="float">
            <text:p>16</text:p>
          </table:table-cell>
          <table:table-cell office:value-type="float" office:value="4.1" calcext:value-type="float">
            <text:p>4.1</text:p>
          </table:table-cell>
        </table:table-row>
        <table:table-row table:style-name="ro1">
          <table:table-cell table:style-name="ce2" office:value-type="float" office:value="30.2643" calcext:value-type="float">
            <text:p>30.2643</text:p>
          </table:table-cell>
          <table:table-cell table:style-name="ce2" office:value-type="float" office:value="80.3329" calcext:value-type="float">
            <text:p>80.3329</text:p>
          </table:table-cell>
          <table:table-cell table:style-name="ce2" office:value-type="float" office:value="11.9" calcext:value-type="float">
            <text:p>11.9</text:p>
          </table:table-cell>
          <table:table-cell office:value-type="float" office:value="5.1" calcext:value-type="float">
            <text:p>5.1</text:p>
          </table:table-cell>
        </table:table-row>
        <table:table-row table:style-name="ro1">
          <table:table-cell table:style-name="ce2" office:value-type="float" office:value="31.5927" calcext:value-type="float">
            <text:p>31.5927</text:p>
          </table:table-cell>
          <table:table-cell table:style-name="ce2" office:value-type="float" office:value="77.3761" calcext:value-type="float">
            <text:p>77.3761</text:p>
          </table:table-cell>
          <table:table-cell table:style-name="ce2" office:value-type="float" office:value="9" calcext:value-type="float">
            <text:p>9</text:p>
          </table:table-cell>
          <table:table-cell office:value-type="float" office:value="4.4" calcext:value-type="float">
            <text:p>4.4</text:p>
          </table:table-cell>
        </table:table-row>
        <table:table-row table:style-name="ro1">
          <table:table-cell table:style-name="ce2" office:value-type="float" office:value="31.784" calcext:value-type="float">
            <text:p>31.784</text:p>
          </table:table-cell>
          <table:table-cell table:style-name="ce2" office:value-type="float" office:value="78.3587" calcext:value-type="float">
            <text:p>78.3587</text:p>
          </table:table-cell>
          <table:table-cell table:style-name="ce2" office:value-type="float" office:value="23.8" calcext:value-type="float">
            <text:p>23.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2" office:value-type="float" office:value="30.5649" calcext:value-type="float">
            <text:p>30.5649</text:p>
          </table:table-cell>
          <table:table-cell table:style-name="ce2" office:value-type="float" office:value="79.3177" calcext:value-type="float">
            <text:p>79.3177</text:p>
          </table:table-cell>
          <table:table-cell table:style-name="ce2" office:value-type="float" office:value="17" calcext:value-type="float">
            <text:p>17</text:p>
          </table:table-cell>
          <table:table-cell/>
        </table:table-row>
        <table:table-row table:style-name="ro1">
          <table:table-cell table:style-name="ce2" office:value-type="float" office:value="30.8933" calcext:value-type="float">
            <text:p>30.8933</text:p>
          </table:table-cell>
          <table:table-cell table:style-name="ce2" office:value-type="float" office:value="79.0312" calcext:value-type="float">
            <text:p>79.0312</text:p>
          </table:table-cell>
          <table:table-cell table:style-name="ce2" office:value-type="float" office:value="57.3" calcext:value-type="float">
            <text:p>57.3</text:p>
          </table:table-cell>
          <table:table-cell office:value-type="float" office:value="4.7" calcext:value-type="float">
            <text:p>4.7</text:p>
          </table:table-cell>
        </table:table-row>
        <table:table-row table:style-name="ro1">
          <table:table-cell table:style-name="ce2" office:value-type="float" office:value="29.9476" calcext:value-type="float">
            <text:p>29.9476</text:p>
          </table:table-cell>
          <table:table-cell table:style-name="ce2" office:value-type="float" office:value="79.8015" calcext:value-type="float">
            <text:p>79.8015</text:p>
          </table:table-cell>
          <table:table-cell table:style-name="ce2" office:value-type="float" office:value="20.6" calcext:value-type="float">
            <text:p>20.6</text:p>
          </table:table-cell>
          <table:table-cell office:value-type="float" office:value="4.5" calcext:value-type="float">
            <text:p>4.5</text:p>
          </table:table-cell>
        </table:table-row>
        <table:table-row table:style-name="ro1">
          <table:table-cell table:style-name="ce2" office:value-type="float" office:value="29.8069" calcext:value-type="float">
            <text:p>29.8069</text:p>
          </table:table-cell>
          <table:table-cell table:style-name="ce2" office:value-type="float" office:value="80.4693" calcext:value-type="float">
            <text:p>80.4693</text:p>
          </table:table-cell>
          <table:table-cell table:style-name="ce2"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2" office:value-type="float" office:value="30.0106" calcext:value-type="float">
            <text:p>30.0106</text:p>
          </table:table-cell>
          <table:table-cell table:style-name="ce2" office:value-type="float" office:value="80.0846" calcext:value-type="float">
            <text:p>80.0846</text:p>
          </table:table-cell>
          <table:table-cell table:style-name="ce2" office:value-type="float" office:value="16.5" calcext:value-type="float">
            <text:p>16.5</text:p>
          </table:table-cell>
          <table:table-cell office:value-type="float" office:value="4.6" calcext:value-type="float">
            <text:p>4.6</text:p>
          </table:table-cell>
        </table:table-row>
        <table:table-row table:style-name="ro1">
          <table:table-cell table:style-name="ce2" office:value-type="float" office:value="30.5152" calcext:value-type="float">
            <text:p>30.5152</text:p>
          </table:table-cell>
          <table:table-cell table:style-name="ce2" office:value-type="float" office:value="81.8975" calcext:value-type="float">
            <text:p>81.8975</text:p>
          </table:table-cell>
          <table:table-cell table:style-name="ce2" office:value-type="float" office:value="13.8" calcext:value-type="float">
            <text:p>13.8</text:p>
          </table:table-cell>
          <table:table-cell office:value-type="float" office:value="4.8" calcext:value-type="float">
            <text:p>4.8</text:p>
          </table:table-cell>
        </table:table-row>
        <table:table-row table:style-name="ro1">
          <table:table-cell table:style-name="ce2" office:value-type="float" office:value="30.0667" calcext:value-type="float">
            <text:p>30.0667</text:p>
          </table:table-cell>
          <table:table-cell table:style-name="ce2" office:value-type="float" office:value="80.008" calcext:value-type="float">
            <text:p>80.008</text:p>
          </table:table-cell>
          <table:table-cell table:style-name="ce2" office:value-type="float" office:value="43.5" calcext:value-type="float">
            <text:p>43.5</text:p>
          </table:table-cell>
          <table:table-cell office:value-type="float" office:value="4.4" calcext:value-type="float">
            <text:p>4.4</text:p>
          </table:table-cell>
        </table:table-row>
        <table:table-row table:style-name="ro1">
          <table:table-cell table:style-name="ce2" office:value-type="float" office:value="30.3052" calcext:value-type="float">
            <text:p>30.3052</text:p>
          </table:table-cell>
          <table:table-cell table:style-name="ce2" office:value-type="float" office:value="78.2465" calcext:value-type="float">
            <text:p>78.2465</text:p>
          </table:table-cell>
          <table:table-cell table:style-name="ce2" office:value-type="float" office:value="25.8" calcext:value-type="float">
            <text:p>25.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2" office:value-type="float" office:value="31.2301" calcext:value-type="float">
            <text:p>31.2301</text:p>
          </table:table-cell>
          <table:table-cell table:style-name="ce2" office:value-type="float" office:value="77.8568" calcext:value-type="float">
            <text:p>77.8568</text:p>
          </table:table-cell>
          <table:table-cell table:style-name="ce2" office:value-type="float" office:value="26.4" calcext:value-type="float">
            <text:p>26.4</text:p>
          </table:table-cell>
          <table:table-cell office:value-type="float" office:value="4.7" calcext:value-type="float">
            <text:p>4.7</text:p>
          </table:table-cell>
        </table:table-row>
        <table:table-row table:style-name="ro1">
          <table:table-cell table:style-name="ce2" office:value-type="float" office:value="31.3823" calcext:value-type="float">
            <text:p>31.3823</text:p>
          </table:table-cell>
          <table:table-cell table:style-name="ce2" office:value-type="float" office:value="80.2372" calcext:value-type="float">
            <text:p>80.2372</text:p>
          </table:table-cell>
          <table:table-cell table:style-name="ce2" office:value-type="float" office:value="1.2" calcext:value-type="float">
            <text:p>1.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2" office:value-type="float" office:value="29.8773" calcext:value-type="float">
            <text:p>29.8773</text:p>
          </table:table-cell>
          <table:table-cell table:style-name="ce2" office:value-type="float" office:value="80.466" calcext:value-type="float">
            <text:p>80.466</text:p>
          </table:table-cell>
          <table:table-cell table:style-name="ce2" office:value-type="float" office:value="17.3" calcext:value-type="float">
            <text:p>17.3</text:p>
          </table:table-cell>
          <table:table-cell office:value-type="float" office:value="5.1" calcext:value-type="float">
            <text:p>5.1</text:p>
          </table:table-cell>
        </table:table-row>
        <table:table-row table:style-name="ro1">
          <table:table-cell table:style-name="ce2" office:value-type="float" office:value="29.8446" calcext:value-type="float">
            <text:p>29.8446</text:p>
          </table:table-cell>
          <table:table-cell table:style-name="ce2" office:value-type="float" office:value="80.3974" calcext:value-type="float">
            <text:p>80.3974</text:p>
          </table:table-cell>
          <table:table-cell table:style-name="ce2" office:value-type="float" office:value="5.4" calcext:value-type="float">
            <text:p>5.4</text:p>
          </table:table-cell>
          <table:table-cell office:value-type="float" office:value="4.6" calcext:value-type="float">
            <text:p>4.6</text:p>
          </table:table-cell>
        </table:table-row>
        <table:table-row table:style-name="ro1">
          <table:table-cell table:style-name="ce2" office:value-type="float" office:value="31.0445" calcext:value-type="float">
            <text:p>31.0445</text:p>
          </table:table-cell>
          <table:table-cell table:style-name="ce2" office:value-type="float" office:value="80.4777" calcext:value-type="float">
            <text:p>80.4777</text:p>
          </table:table-cell>
          <table:table-cell table:style-name="ce2" office:value-type="float" office:value="9.5" calcext:value-type="float">
            <text:p>9.5</text:p>
          </table:table-cell>
          <table:table-cell office:value-type="float" office:value="4.6" calcext:value-type="float">
            <text:p>4.6</text:p>
          </table:table-cell>
        </table:table-row>
        <table:table-row table:style-name="ro1">
          <table:table-cell table:style-name="ce2" office:value-type="float" office:value="29.7903" calcext:value-type="float">
            <text:p>29.7903</text:p>
          </table:table-cell>
          <table:table-cell table:style-name="ce2" office:value-type="float" office:value="80.4282" calcext:value-type="float">
            <text:p>80.4282</text:p>
          </table:table-cell>
          <table:table-cell table:style-name="ce2" office:value-type="float" office:value="19.4" calcext:value-type="float">
            <text:p>19.4</text:p>
          </table:table-cell>
          <table:table-cell office:value-type="float" office:value="5.2" calcext:value-type="float">
            <text:p>5.2</text:p>
          </table:table-cell>
        </table:table-row>
        <table:table-row table:style-name="ro1">
          <table:table-cell table:style-name="ce2" office:value-type="float" office:value="30.0092" calcext:value-type="float">
            <text:p>30.0092</text:p>
          </table:table-cell>
          <table:table-cell table:style-name="ce2" office:value-type="float" office:value="79.6149" calcext:value-type="float">
            <text:p>79.6149</text:p>
          </table:table-cell>
          <table:table-cell table:style-name="ce2" office:value-type="float" office:value="6.6" calcext:value-type="float">
            <text:p>6.6</text:p>
          </table:table-cell>
          <table:table-cell office:value-type="float" office:value="4.3" calcext:value-type="float">
            <text:p>4.3</text:p>
          </table:table-cell>
        </table:table-row>
        <table:table-row table:style-name="ro1">
          <table:table-cell table:style-name="ce2" office:value-type="float" office:value="30.5428" calcext:value-type="float">
            <text:p>30.5428</text:p>
          </table:table-cell>
          <table:table-cell table:style-name="ce2" office:value-type="float" office:value="79.1766" calcext:value-type="float">
            <text:p>79.1766</text:p>
          </table:table-cell>
          <table:table-cell table:style-name="ce2"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2" office:value-type="float" office:value="29.6265" calcext:value-type="float">
            <text:p>29.6265</text:p>
          </table:table-cell>
          <table:table-cell table:style-name="ce2" office:value-type="float" office:value="80.7289" calcext:value-type="float">
            <text:p>80.7289</text:p>
          </table:table-cell>
          <table:table-cell table:style-name="ce2" office:value-type="float" office:value="17.4" calcext:value-type="float">
            <text:p>17.4</text:p>
          </table:table-cell>
          <table:table-cell office:value-type="float" office:value="5.6" calcext:value-type="float">
            <text:p>5.6</text:p>
          </table:table-cell>
        </table:table-row>
        <table:table-row table:style-name="ro1">
          <table:table-cell table:style-name="ce2" office:value-type="float" office:value="30.2162" calcext:value-type="float">
            <text:p>30.2162</text:p>
          </table:table-cell>
          <table:table-cell table:style-name="ce2" office:value-type="float" office:value="80.4146" calcext:value-type="float">
            <text:p>80.4146</text:p>
          </table:table-cell>
          <table:table-cell table:style-name="ce2" office:value-type="float" office:value="23" calcext:value-type="float">
            <text:p>23</text:p>
          </table:table-cell>
          <table:table-cell office:value-type="float" office:value="4.6" calcext:value-type="float">
            <text:p>4.6</text:p>
          </table:table-cell>
        </table:table-row>
        <table:table-row table:style-name="ro1">
          <table:table-cell table:style-name="ce2" office:value-type="float" office:value="30.5513" calcext:value-type="float">
            <text:p>30.5513</text:p>
          </table:table-cell>
          <table:table-cell table:style-name="ce2" office:value-type="float" office:value="79.3192" calcext:value-type="float">
            <text:p>79.3192</text:p>
          </table:table-cell>
          <table:table-cell table:style-name="ce2" office:value-type="float" office:value="26.6" calcext:value-type="float">
            <text:p>26.6</text:p>
          </table:table-cell>
          <table:table-cell office:value-type="float" office:value="4.8" calcext:value-type="float">
            <text:p>4.8</text:p>
          </table:table-cell>
        </table:table-row>
        <table:table-row table:style-name="ro1">
          <table:table-cell table:style-name="ce2" office:value-type="float" office:value="29.925" calcext:value-type="float">
            <text:p>29.925</text:p>
          </table:table-cell>
          <table:table-cell table:style-name="ce2" office:value-type="float" office:value="80.6046" calcext:value-type="float">
            <text:p>80.6046</text:p>
          </table:table-cell>
          <table:table-cell table:style-name="ce2"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2" office:value-type="float" office:value="28.6355" calcext:value-type="float">
            <text:p>28.6355</text:p>
          </table:table-cell>
          <table:table-cell table:style-name="ce2" office:value-type="float" office:value="77.1715" calcext:value-type="float">
            <text:p>77.1715</text:p>
          </table:table-cell>
          <table:table-cell table:style-name="ce2" office:value-type="float" office:value="15.8" calcext:value-type="float">
            <text:p>15.8</text:p>
          </table:table-cell>
          <table:table-cell office:value-type="float" office:value="4.3" calcext:value-type="float">
            <text:p>4.3</text:p>
          </table:table-cell>
        </table:table-row>
        <table:table-row table:style-name="ro1">
          <table:table-cell table:style-name="ce2" office:value-type="float" office:value="30.9444" calcext:value-type="float">
            <text:p>30.9444</text:p>
          </table:table-cell>
          <table:table-cell table:style-name="ce2" office:value-type="float" office:value="78.2981" calcext:value-type="float">
            <text:p>78.2981</text:p>
          </table:table-cell>
          <table:table-cell table:style-name="ce2" office:value-type="float" office:value="24.8" calcext:value-type="float">
            <text:p>24.8</text:p>
          </table:table-cell>
          <table:table-cell office:value-type="float" office:value="5.1" calcext:value-type="float">
            <text:p>5.1</text:p>
          </table:table-cell>
        </table:table-row>
        <table:table-row table:style-name="ro1">
          <table:table-cell table:style-name="ce2" office:value-type="float" office:value="32.3928" calcext:value-type="float">
            <text:p>32.3928</text:p>
          </table:table-cell>
          <table:table-cell table:style-name="ce2" office:value-type="float" office:value="82.7188" calcext:value-type="float">
            <text:p>82.7188</text:p>
          </table:table-cell>
          <table:table-cell table:style-name="ce2" office:value-type="float" office:value="27.1" calcext:value-type="float">
            <text:p>27.1</text:p>
          </table:table-cell>
          <table:table-cell office:value-type="float" office:value="5.3" calcext:value-type="float">
            <text:p>5.3</text:p>
          </table:table-cell>
        </table:table-row>
        <table:table-row table:style-name="ro1">
          <table:table-cell table:style-name="ce2" office:value-type="float" office:value="32.1085" calcext:value-type="float">
            <text:p>32.1085</text:p>
          </table:table-cell>
          <table:table-cell table:style-name="ce2" office:value-type="float" office:value="78.2067" calcext:value-type="float">
            <text:p>78.2067</text:p>
          </table:table-cell>
          <table:table-cell table:style-name="ce2"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2" office:value-type="float" office:value="36.4267" calcext:value-type="float">
            <text:p>36.4267</text:p>
          </table:table-cell>
          <table:table-cell table:style-name="ce2" office:value-type="float" office:value="71.163" calcext:value-type="float">
            <text:p>71.163</text:p>
          </table:table-cell>
          <table:table-cell table:style-name="ce2" office:value-type="float" office:value="235.8" calcext:value-type="float">
            <text:p>235.8</text:p>
          </table:table-cell>
          <table:table-cell office:value-type="float" office:value="4.5" calcext:value-type="float">
            <text:p>4.5</text:p>
          </table:table-cell>
        </table:table-row>
        <table:table-row table:style-name="ro1">
          <table:table-cell table:style-name="ce2" office:value-type="float" office:value="29.8516" calcext:value-type="float">
            <text:p>29.8516</text:p>
          </table:table-cell>
          <table:table-cell table:style-name="ce2" office:value-type="float" office:value="80.599" calcext:value-type="float">
            <text:p>80.599</text:p>
          </table:table-cell>
          <table:table-cell table:style-name="ce2" office:value-type="float" office:value="23" calcext:value-type="float">
            <text:p>23</text:p>
          </table:table-cell>
          <table:table-cell office:value-type="float" office:value="4.4" calcext:value-type="float">
            <text:p>4.4</text:p>
          </table:table-cell>
        </table:table-row>
        <table:table-row table:style-name="ro1">
          <table:table-cell table:style-name="ce2" office:value-type="float" office:value="31.8432" calcext:value-type="float">
            <text:p>31.8432</text:p>
          </table:table-cell>
          <table:table-cell table:style-name="ce2" office:value-type="float" office:value="78.4864" calcext:value-type="float">
            <text:p>78.4864</text:p>
          </table:table-cell>
          <table:table-cell table:style-name="ce2" office:value-type="float" office:value="19.3" calcext:value-type="float">
            <text:p>19.3</text:p>
          </table:table-cell>
          <table:table-cell office:value-type="float" office:value="4.8" calcext:value-type="float">
            <text:p>4.8</text:p>
          </table:table-cell>
        </table:table-row>
        <table:table-row table:style-name="ro1">
          <table:table-cell table:style-name="ce2" office:value-type="float" office:value="30.896" calcext:value-type="float">
            <text:p>30.896</text:p>
          </table:table-cell>
          <table:table-cell table:style-name="ce2" office:value-type="float" office:value="78.3957" calcext:value-type="float">
            <text:p>78.3957</text:p>
          </table:table-cell>
          <table:table-cell table:style-name="ce2" office:value-type="float" office:value="10" calcext:value-type="float">
            <text:p>10</text:p>
          </table:table-cell>
          <table:table-cell office:value-type="float" office:value="4.3" calcext:value-type="float">
            <text:p>4.3</text:p>
          </table:table-cell>
        </table:table-row>
        <table:table-row table:style-name="ro1">
          <table:table-cell table:style-name="ce2" office:value-type="float" office:value="29.3814" calcext:value-type="float">
            <text:p>29.3814</text:p>
          </table:table-cell>
          <table:table-cell table:style-name="ce2" office:value-type="float" office:value="81.1469" calcext:value-type="float">
            <text:p>81.1469</text:p>
          </table:table-cell>
          <table:table-cell table:style-name="ce2" office:value-type="float" office:value="17" calcext:value-type="float">
            <text:p>17</text:p>
          </table:table-cell>
          <table:table-cell office:value-type="float" office:value="4.7" calcext:value-type="float">
            <text:p>4.7</text:p>
          </table:table-cell>
        </table:table-row>
        <table:table-row table:style-name="ro1">
          <table:table-cell table:style-name="ce2" office:value-type="float" office:value="30.0465" calcext:value-type="float">
            <text:p>30.0465</text:p>
          </table:table-cell>
          <table:table-cell table:style-name="ce2" office:value-type="float" office:value="80.4765" calcext:value-type="float">
            <text:p>80.4765</text:p>
          </table:table-cell>
          <table:table-cell table:style-name="ce2"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2" office:value-type="float" office:value="30.9987" calcext:value-type="float">
            <text:p>30.9987</text:p>
          </table:table-cell>
          <table:table-cell table:style-name="ce2" office:value-type="float" office:value="78.3247" calcext:value-type="float">
            <text:p>78.3247</text:p>
          </table:table-cell>
          <table:table-cell table:style-name="ce2" office:value-type="float" office:value="6.3" calcext:value-type="float">
            <text:p>6.3</text:p>
          </table:table-cell>
          <table:table-cell office:value-type="float" office:value="4.6" calcext:value-type="float">
            <text:p>4.6</text:p>
          </table:table-cell>
        </table:table-row>
        <table:table-row table:style-name="ro1">
          <table:table-cell table:style-name="ce2" office:value-type="float" office:value="30.0895" calcext:value-type="float">
            <text:p>30.0895</text:p>
          </table:table-cell>
          <table:table-cell table:style-name="ce2" office:value-type="float" office:value="80.4596" calcext:value-type="float">
            <text:p>80.4596</text:p>
          </table:table-cell>
          <table:table-cell table:style-name="ce2" office:value-type="float" office:value="10" calcext:value-type="float">
            <text:p>10</text:p>
          </table:table-cell>
          <table:table-cell office:value-type="float" office:value="4.1" calcext:value-type="float">
            <text:p>4.1</text:p>
          </table:table-cell>
        </table:table-row>
        <table:table-row table:style-name="ro1">
          <table:table-cell table:style-name="ce2" office:value-type="float" office:value="30.1732" calcext:value-type="float">
            <text:p>30.1732</text:p>
          </table:table-cell>
          <table:table-cell table:style-name="ce2" office:value-type="float" office:value="80.5241" calcext:value-type="float">
            <text:p>80.5241</text:p>
          </table:table-cell>
          <table:table-cell table:style-name="ce2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2" office:value-type="float" office:value="30.244" calcext:value-type="float">
            <text:p>30.244</text:p>
          </table:table-cell>
          <table:table-cell table:style-name="ce2" office:value-type="float" office:value="80.3489" calcext:value-type="float">
            <text:p>80.3489</text:p>
          </table:table-cell>
          <table:table-cell table:style-name="ce2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2" office:value-type="float" office:value="29.9343" calcext:value-type="float">
            <text:p>29.9343</text:p>
          </table:table-cell>
          <table:table-cell table:style-name="ce2" office:value-type="float" office:value="79.8978" calcext:value-type="float">
            <text:p>79.8978</text:p>
          </table:table-cell>
          <table:table-cell table:style-name="ce2" office:value-type="float" office:value="16" calcext:value-type="float">
            <text:p>16</text:p>
          </table:table-cell>
          <table:table-cell office:value-type="float" office:value="4.3" calcext:value-type="float">
            <text:p>4.3</text:p>
          </table:table-cell>
        </table:table-row>
        <table:table-row table:style-name="ro1">
          <table:table-cell table:style-name="ce2" office:value-type="float" office:value="30.4719" calcext:value-type="float">
            <text:p>30.4719</text:p>
          </table:table-cell>
          <table:table-cell table:style-name="ce2" office:value-type="float" office:value="79.9053" calcext:value-type="float">
            <text:p>79.9053</text:p>
          </table:table-cell>
          <table:table-cell table:style-name="ce2" office:value-type="float" office:value="10" calcext:value-type="float">
            <text:p>10</text:p>
          </table:table-cell>
          <table:table-cell office:value-type="float" office:value="4.1" calcext:value-type="float">
            <text:p>4.1</text:p>
          </table:table-cell>
        </table:table-row>
        <table:table-row table:style-name="ro1">
          <table:table-cell table:style-name="ce2" office:value-type="float" office:value="29.2726" calcext:value-type="float">
            <text:p>29.2726</text:p>
          </table:table-cell>
          <table:table-cell table:style-name="ce2" office:value-type="float" office:value="80.9678" calcext:value-type="float">
            <text:p>80.9678</text:p>
          </table:table-cell>
          <table:table-cell table:style-name="ce2" office:value-type="float" office:value="10" calcext:value-type="float">
            <text:p>10</text:p>
          </table:table-cell>
          <table:table-cell office:value-type="float" office:value="4.2" calcext:value-type="float">
            <text:p>4.2</text:p>
          </table:table-cell>
        </table:table-row>
        <table:table-row table:style-name="ro1">
          <table:table-cell table:style-name="ce2" office:value-type="float" office:value="31.286" calcext:value-type="float">
            <text:p>31.286</text:p>
          </table:table-cell>
          <table:table-cell table:style-name="ce2" office:value-type="float" office:value="80.5357" calcext:value-type="float">
            <text:p>80.5357</text:p>
          </table:table-cell>
          <table:table-cell table:style-name="ce2" office:value-type="float" office:value="35" calcext:value-type="float">
            <text:p>35</text:p>
          </table:table-cell>
          <table:table-cell office:value-type="float" office:value="4.1" calcext:value-type="float">
            <text:p>4.1</text:p>
          </table:table-cell>
        </table:table-row>
        <table:table-row table:style-name="ro1">
          <table:table-cell table:style-name="ce2" office:value-type="float" office:value="31.3457" calcext:value-type="float">
            <text:p>31.3457</text:p>
          </table:table-cell>
          <table:table-cell table:style-name="ce2" office:value-type="float" office:value="80.4558" calcext:value-type="float">
            <text:p>80.4558</text:p>
          </table:table-cell>
          <table:table-cell table:style-name="ce2" office:value-type="float" office:value="35" calcext:value-type="float">
            <text:p>35</text:p>
          </table:table-cell>
          <table:table-cell office:value-type="float" office:value="4.1" calcext:value-type="float">
            <text:p>4.1</text:p>
          </table:table-cell>
        </table:table-row>
        <table:table-row table:style-name="ro1">
          <table:table-cell table:style-name="ce2" office:value-type="float" office:value="36.4113" calcext:value-type="float">
            <text:p>36.4113</text:p>
          </table:table-cell>
          <table:table-cell table:style-name="ce2" office:value-type="float" office:value="71.6566" calcext:value-type="float">
            <text:p>71.6566</text:p>
          </table:table-cell>
          <table:table-cell table:style-name="ce2" office:value-type="float" office:value="87.4" calcext:value-type="float">
            <text:p>87.4</text:p>
          </table:table-cell>
          <table:table-cell office:value-type="float" office:value="4.7" calcext:value-type="float">
            <text:p>4.7</text:p>
          </table:table-cell>
        </table:table-row>
        <table:table-row table:style-name="ro1">
          <table:table-cell table:style-name="ce2" office:value-type="float" office:value="30.3749" calcext:value-type="float">
            <text:p>30.3749</text:p>
          </table:table-cell>
          <table:table-cell table:style-name="ce2" office:value-type="float" office:value="79.4818" calcext:value-type="float">
            <text:p>79.4818</text:p>
          </table:table-cell>
          <table:table-cell table:style-name="ce2" office:value-type="float" office:value="17" calcext:value-type="float">
            <text:p>17</text:p>
          </table:table-cell>
          <table:table-cell office:value-type="float" office:value="4.8" calcext:value-type="float">
            <text:p>4.8</text:p>
          </table:table-cell>
        </table:table-row>
        <table:table-row table:style-name="ro1">
          <table:table-cell table:style-name="ce2" office:value-type="float" office:value="30.4393" calcext:value-type="float">
            <text:p>30.4393</text:p>
          </table:table-cell>
          <table:table-cell table:style-name="ce2" office:value-type="float" office:value="79.1893" calcext:value-type="float">
            <text:p>79.1893</text:p>
          </table:table-cell>
          <table:table-cell table:style-name="ce2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2" office:value-type="float" office:value="30.4073" calcext:value-type="float">
            <text:p>30.4073</text:p>
          </table:table-cell>
          <table:table-cell table:style-name="ce2" office:value-type="float" office:value="79.1514" calcext:value-type="float">
            <text:p>79.1514</text:p>
          </table:table-cell>
          <table:table-cell table:style-name="ce2" office:value-type="float" office:value="23" calcext:value-type="float">
            <text:p>23</text:p>
          </table:table-cell>
          <table:table-cell office:value-type="float" office:value="4.3" calcext:value-type="float">
            <text:p>4.3</text:p>
          </table:table-cell>
        </table:table-row>
        <table:table-row table:style-name="ro1">
          <table:table-cell table:style-name="ce2" office:value-type="float" office:value="30.2923" calcext:value-type="float">
            <text:p>30.2923</text:p>
          </table:table-cell>
          <table:table-cell table:style-name="ce2" office:value-type="float" office:value="80.4983" calcext:value-type="float">
            <text:p>80.4983</text:p>
          </table:table-cell>
          <table:table-cell table:style-name="ce2" office:value-type="float" office:value="11" calcext:value-type="float">
            <text:p>11</text:p>
          </table:table-cell>
          <table:table-cell office:value-type="float" office:value="4.1" calcext:value-type="float">
            <text:p>4.1</text:p>
          </table:table-cell>
        </table:table-row>
        <table:table-row table:style-name="ro1">
          <table:table-cell table:style-name="ce2" office:value-type="float" office:value="29.6715" calcext:value-type="float">
            <text:p>29.6715</text:p>
          </table:table-cell>
          <table:table-cell table:style-name="ce2" office:value-type="float" office:value="80.6317" calcext:value-type="float">
            <text:p>80.6317</text:p>
          </table:table-cell>
          <table:table-cell table:style-name="ce2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2" office:value-type="float" office:value="29.9636" calcext:value-type="float">
            <text:p>29.9636</text:p>
          </table:table-cell>
          <table:table-cell table:style-name="ce2" office:value-type="float" office:value="80.3981" calcext:value-type="float">
            <text:p>80.3981</text:p>
          </table:table-cell>
          <table:table-cell table:style-name="ce2" office:value-type="float" office:value="23" calcext:value-type="float">
            <text:p>23</text:p>
          </table:table-cell>
          <table:table-cell office:value-type="float" office:value="4.5" calcext:value-type="float">
            <text:p>4.5</text:p>
          </table:table-cell>
        </table:table-row>
        <table:table-row table:style-name="ro1">
          <table:table-cell table:style-name="ce2" office:value-type="float" office:value="31.5077" calcext:value-type="float">
            <text:p>31.5077</text:p>
          </table:table-cell>
          <table:table-cell table:style-name="ce2" office:value-type="float" office:value="77.0188" calcext:value-type="float">
            <text:p>77.0188</text:p>
          </table:table-cell>
          <table:table-cell table:style-name="ce2"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2" office:value-type="float" office:value="30.4705" calcext:value-type="float">
            <text:p>30.4705</text:p>
          </table:table-cell>
          <table:table-cell table:style-name="ce2" office:value-type="float" office:value="79.3609" calcext:value-type="float">
            <text:p>79.3609</text:p>
          </table:table-cell>
          <table:table-cell table:style-name="ce2" office:value-type="float" office:value="17" calcext:value-type="float">
            <text:p>17</text:p>
          </table:table-cell>
          <table:table-cell office:value-type="float" office:value="4.1" calcext:value-type="float">
            <text:p>4.1</text:p>
          </table:table-cell>
        </table:table-row>
        <table:table-row table:style-name="ro1">
          <table:table-cell table:style-name="ce2" office:value-type="float" office:value="29.7574" calcext:value-type="float">
            <text:p>29.7574</text:p>
          </table:table-cell>
          <table:table-cell table:style-name="ce2" office:value-type="float" office:value="80.3974" calcext:value-type="float">
            <text:p>80.3974</text:p>
          </table:table-cell>
          <table:table-cell table:style-name="ce2" office:value-type="float" office:value="10" calcext:value-type="float">
            <text:p>10</text:p>
          </table:table-cell>
          <table:table-cell office:value-type="float" office:value="4.2" calcext:value-type="float">
            <text:p>4.2</text:p>
          </table:table-cell>
        </table:table-row>
        <table:table-row table:style-name="ro1">
          <table:table-cell table:style-name="ce2" office:value-type="float" office:value="31.4266" calcext:value-type="float">
            <text:p>31.4266</text:p>
          </table:table-cell>
          <table:table-cell table:style-name="ce2" office:value-type="float" office:value="77.6133" calcext:value-type="float">
            <text:p>77.6133</text:p>
          </table:table-cell>
          <table:table-cell table:style-name="ce2" office:value-type="float" office:value="25.9" calcext:value-type="float">
            <text:p>25.9</text:p>
          </table:table-cell>
          <table:table-cell office:value-type="float" office:value="4.6" calcext:value-type="float">
            <text:p>4.6</text:p>
          </table:table-cell>
        </table:table-row>
        <table:table-row table:style-name="ro1">
          <table:table-cell table:style-name="ce2" office:value-type="float" office:value="31.4937" calcext:value-type="float">
            <text:p>31.4937</text:p>
          </table:table-cell>
          <table:table-cell table:style-name="ce2" office:value-type="float" office:value="77.629" calcext:value-type="float">
            <text:p>77.629</text:p>
          </table:table-cell>
          <table:table-cell table:style-name="ce2" office:value-type="float" office:value="9" calcext:value-type="float">
            <text:p>9</text:p>
          </table:table-cell>
          <table:table-cell office:value-type="float" office:value="4.3" calcext:value-type="float">
            <text:p>4.3</text:p>
          </table:table-cell>
        </table:table-row>
        <table:table-row table:style-name="ro1">
          <table:table-cell table:style-name="ce2" office:value-type="float" office:value="31.4899" calcext:value-type="float">
            <text:p>31.4899</text:p>
          </table:table-cell>
          <table:table-cell table:style-name="ce2" office:value-type="float" office:value="77.718" calcext:value-type="float">
            <text:p>77.718</text:p>
          </table:table-cell>
          <table:table-cell table:style-name="ce2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2" office:value-type="float" office:value="29.9358" calcext:value-type="float">
            <text:p>29.9358</text:p>
          </table:table-cell>
          <table:table-cell table:style-name="ce2" office:value-type="float" office:value="80.545" calcext:value-type="float">
            <text:p>80.545</text:p>
          </table:table-cell>
          <table:table-cell table:style-name="ce2" office:value-type="float" office:value="23.8" calcext:value-type="float">
            <text:p>23.8</text:p>
          </table:table-cell>
          <table:table-cell office:value-type="float" office:value="5.1" calcext:value-type="float">
            <text:p>5.1</text:p>
          </table:table-cell>
        </table:table-row>
        <table:table-row table:style-name="ro1">
          <table:table-cell table:style-name="ce2" office:value-type="float" office:value="30.5773" calcext:value-type="float">
            <text:p>30.5773</text:p>
          </table:table-cell>
          <table:table-cell table:style-name="ce2" office:value-type="float" office:value="79.0787" calcext:value-type="float">
            <text:p>79.0787</text:p>
          </table:table-cell>
          <table:table-cell table:style-name="ce2" office:value-type="float" office:value="14.6" calcext:value-type="float">
            <text:p>14.6</text:p>
          </table:table-cell>
          <table:table-cell office:value-type="float" office:value="5.6" calcext:value-type="float">
            <text:p>5.6</text:p>
          </table:table-cell>
        </table:table-row>
        <table:table-row table:style-name="ro1">
          <table:table-cell table:style-name="ce2" office:value-type="float" office:value="35.0752" calcext:value-type="float">
            <text:p>35.0752</text:p>
          </table:table-cell>
          <table:table-cell table:style-name="ce2" office:value-type="float" office:value="72.1793" calcext:value-type="float">
            <text:p>72.1793</text:p>
          </table:table-cell>
          <table:table-cell table:style-name="ce2"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2" office:value-type="float" office:value="36.6381" calcext:value-type="float">
            <text:p>36.6381</text:p>
          </table:table-cell>
          <table:table-cell table:style-name="ce2" office:value-type="float" office:value="70.5226" calcext:value-type="float">
            <text:p>70.5226</text:p>
          </table:table-cell>
          <table:table-cell table:style-name="ce2" office:value-type="float" office:value="200" calcext:value-type="float">
            <text:p>200</text:p>
          </table:table-cell>
          <table:table-cell office:value-type="float" office:value="4.7" calcext:value-type="float">
            <text:p>4.7</text:p>
          </table:table-cell>
        </table:table-row>
        <table:table-row table:style-name="ro1">
          <table:table-cell table:style-name="ce2" office:value-type="float" office:value="31.5766" calcext:value-type="float">
            <text:p>31.5766</text:p>
          </table:table-cell>
          <table:table-cell table:style-name="ce2" office:value-type="float" office:value="77.2876" calcext:value-type="float">
            <text:p>77.2876</text:p>
          </table:table-cell>
          <table:table-cell table:style-name="ce2" office:value-type="float" office:value="24.9" calcext:value-type="float">
            <text:p>24.9</text:p>
          </table:table-cell>
          <table:table-cell office:value-type="float" office:value="4.1" calcext:value-type="float">
            <text:p>4.1</text:p>
          </table:table-cell>
        </table:table-row>
        <table:table-row table:style-name="ro1">
          <table:table-cell table:style-name="ce2" office:value-type="float" office:value="30.595" calcext:value-type="float">
            <text:p>30.595</text:p>
          </table:table-cell>
          <table:table-cell table:style-name="ce2" office:value-type="float" office:value="79.0957" calcext:value-type="float">
            <text:p>79.0957</text:p>
          </table:table-cell>
          <table:table-cell table:style-name="ce2" office:value-type="float" office:value="12.8" calcext:value-type="float">
            <text:p>12.8</text:p>
          </table:table-cell>
          <table:table-cell office:value-type="float" office:value="5.1" calcext:value-type="float">
            <text:p>5.1</text:p>
          </table:table-cell>
        </table:table-row>
        <table:table-row table:style-name="ro1">
          <table:table-cell table:style-name="ce2" office:value-type="float" office:value="31.4978" calcext:value-type="float">
            <text:p>31.4978</text:p>
          </table:table-cell>
          <table:table-cell table:style-name="ce2" office:value-type="float" office:value="80.6344" calcext:value-type="float">
            <text:p>80.6344</text:p>
          </table:table-cell>
          <table:table-cell table:style-name="ce2"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2" office:value-type="float" office:value="31.4761" calcext:value-type="float">
            <text:p>31.4761</text:p>
          </table:table-cell>
          <table:table-cell table:style-name="ce2" office:value-type="float" office:value="80.5724" calcext:value-type="float">
            <text:p>80.5724</text:p>
          </table:table-cell>
          <table:table-cell table:style-name="ce2"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2" office:value-type="float" office:value="31.6167" calcext:value-type="float">
            <text:p>31.6167</text:p>
          </table:table-cell>
          <table:table-cell table:style-name="ce2" office:value-type="float" office:value="78.4565" calcext:value-type="float">
            <text:p>78.4565</text:p>
          </table:table-cell>
          <table:table-cell table:style-name="ce2" office:value-type="float" office:value="32" calcext:value-type="float">
            <text:p>32</text:p>
          </table:table-cell>
          <table:table-cell office:value-type="float" office:value="4.4" calcext:value-type="float">
            <text:p>4.4</text:p>
          </table:table-cell>
        </table:table-row>
        <table:table-row table:style-name="ro1">
          <table:table-cell table:style-name="ce2" office:value-type="float" office:value="30.7621" calcext:value-type="float">
            <text:p>30.7621</text:p>
          </table:table-cell>
          <table:table-cell table:style-name="ce2" office:value-type="float" office:value="78.8051" calcext:value-type="float">
            <text:p>78.8051</text:p>
          </table:table-cell>
          <table:table-cell table:style-name="ce2" office:value-type="float" office:value="24.1" calcext:value-type="float">
            <text:p>24.1</text:p>
          </table:table-cell>
          <table:table-cell office:value-type="float" office:value="4.4" calcext:value-type="float">
            <text:p>4.4</text:p>
          </table:table-cell>
        </table:table-row>
        <table:table-row table:style-name="ro1">
          <table:table-cell table:style-name="ce2" office:value-type="float" office:value="30.9114" calcext:value-type="float">
            <text:p>30.9114</text:p>
          </table:table-cell>
          <table:table-cell table:style-name="ce2" office:value-type="float" office:value="78.299" calcext:value-type="float">
            <text:p>78.299</text:p>
          </table:table-cell>
          <table:table-cell table:style-name="ce2" office:value-type="float" office:value="15.7" calcext:value-type="float">
            <text:p>15.7</text:p>
          </table:table-cell>
          <table:table-cell office:value-type="float" office:value="4.2" calcext:value-type="float">
            <text:p>4.2</text:p>
          </table:table-cell>
        </table:table-row>
        <table:table-row table:style-name="ro1">
          <table:table-cell table:style-name="ce2" office:value-type="float" office:value="29.8366" calcext:value-type="float">
            <text:p>29.8366</text:p>
          </table:table-cell>
          <table:table-cell table:style-name="ce2" office:value-type="float" office:value="80.6352" calcext:value-type="float">
            <text:p>80.6352</text:p>
          </table:table-cell>
          <table:table-cell table:style-name="ce2" office:value-type="float" office:value="10.8" calcext:value-type="float">
            <text:p>10.8</text:p>
          </table:table-cell>
          <table:table-cell office:value-type="float" office:value="4.5" calcext:value-type="float">
            <text:p>4.5</text:p>
          </table:table-cell>
        </table:table-row>
        <table:table-row table:style-name="ro1">
          <table:table-cell table:style-name="ce2" office:value-type="float" office:value="28.978" calcext:value-type="float">
            <text:p>28.978</text:p>
          </table:table-cell>
          <table:table-cell table:style-name="ce2" office:value-type="float" office:value="77.386" calcext:value-type="float">
            <text:p>77.386</text:p>
          </table:table-cell>
          <table:table-cell table:style-name="ce2" office:value-type="float" office:value="18.6" calcext:value-type="float">
            <text:p>18.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2" office:value-type="float" office:value="33.0736" calcext:value-type="float">
            <text:p>33.0736</text:p>
          </table:table-cell>
          <table:table-cell table:style-name="ce2" office:value-type="float" office:value="76.1758" calcext:value-type="float">
            <text:p>76.1758</text:p>
          </table:table-cell>
          <table:table-cell table:style-name="ce2" office:value-type="float" office:value="10" calcext:value-type="float">
            <text:p>10</text:p>
          </table:table-cell>
          <table:table-cell office:value-type="float" office:value="4.8" calcext:value-type="float">
            <text:p>4.8</text:p>
          </table:table-cell>
        </table:table-row>
        <table:table-row table:style-name="ro1">
          <table:table-cell table:style-name="ce2" office:value-type="float" office:value="29.691" calcext:value-type="float">
            <text:p>29.691</text:p>
          </table:table-cell>
          <table:table-cell table:style-name="ce2" office:value-type="float" office:value="80.7419" calcext:value-type="float">
            <text:p>80.7419</text:p>
          </table:table-cell>
          <table:table-cell table:style-name="ce2" office:value-type="float" office:value="10" calcext:value-type="float">
            <text:p>10</text:p>
          </table:table-cell>
          <table:table-cell office:value-type="float" office:value="4.5" calcext:value-type="float">
            <text:p>4.5</text:p>
          </table:table-cell>
        </table:table-row>
        <table:table-row table:style-name="ro1">
          <table:table-cell table:style-name="ce2" office:value-type="float" office:value="29.924" calcext:value-type="float">
            <text:p>29.924</text:p>
          </table:table-cell>
          <table:table-cell table:style-name="ce2" office:value-type="float" office:value="80.221" calcext:value-type="float">
            <text:p>80.221</text:p>
          </table:table-cell>
          <table:table-cell table:style-name="ce2" office:value-type="float" office:value="10" calcext:value-type="float">
            <text:p>10</text:p>
          </table:table-cell>
          <table:table-cell office:value-type="float" office:value="4.3" calcext:value-type="float">
            <text:p>4.3</text:p>
          </table:table-cell>
        </table:table-row>
        <table:table-row table:style-name="ro1">
          <table:table-cell table:style-name="ce2" office:value-type="float" office:value="30.0278" calcext:value-type="float">
            <text:p>30.0278</text:p>
          </table:table-cell>
          <table:table-cell table:style-name="ce2" office:value-type="float" office:value="79.9831" calcext:value-type="float">
            <text:p>79.9831</text:p>
          </table:table-cell>
          <table:table-cell table:style-name="ce2" office:value-type="float" office:value="18.8" calcext:value-type="float">
            <text:p>18.8</text:p>
          </table:table-cell>
          <table:table-cell office:value-type="float" office:value="4.7" calcext:value-type="float">
            <text:p>4.7</text:p>
          </table:table-cell>
        </table:table-row>
        <table:table-row table:style-name="ro1">
          <table:table-cell table:style-name="ce2" office:value-type="float" office:value="29.1724" calcext:value-type="float">
            <text:p>29.1724</text:p>
          </table:table-cell>
          <table:table-cell table:style-name="ce2" office:value-type="float" office:value="77.0219" calcext:value-type="float">
            <text:p>77.0219</text:p>
          </table:table-cell>
          <table:table-cell table:style-name="ce2" office:value-type="float" office:value="10" calcext:value-type="float">
            <text:p>10</text:p>
          </table:table-cell>
          <table:table-cell office:value-type="float" office:value="4.2" calcext:value-type="float">
            <text:p>4.2</text:p>
          </table:table-cell>
        </table:table-row>
        <table:table-row table:style-name="ro1">
          <table:table-cell table:style-name="ce2" office:value-type="float" office:value="33.1193" calcext:value-type="float">
            <text:p>33.1193</text:p>
          </table:table-cell>
          <table:table-cell table:style-name="ce2" office:value-type="float" office:value="75.8744" calcext:value-type="float">
            <text:p>75.8744</text:p>
          </table:table-cell>
          <table:table-cell table:style-name="ce2" office:value-type="float" office:value="43.9" calcext:value-type="float">
            <text:p>43.9</text:p>
          </table:table-cell>
          <table:table-cell office:value-type="float" office:value="4.7" calcext:value-type="float">
            <text:p>4.7</text:p>
          </table:table-cell>
        </table:table-row>
        <table:table-row table:style-name="ro1">
          <table:table-cell table:style-name="ce2" office:value-type="float" office:value="30.9094" calcext:value-type="float">
            <text:p>30.9094</text:p>
          </table:table-cell>
          <table:table-cell table:style-name="ce2" office:value-type="float" office:value="80.0559" calcext:value-type="float">
            <text:p>80.0559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4.3" calcext:value-type="float">
            <text:p>4.3</text:p>
          </table:table-cell>
        </table:table-row>
        <table:table-row table:style-name="ro1">
          <table:table-cell table:style-name="ce2" office:value-type="float" office:value="29.3319" calcext:value-type="float">
            <text:p>29.3319</text:p>
          </table:table-cell>
          <table:table-cell table:style-name="ce2" office:value-type="float" office:value="80.7532" calcext:value-type="float">
            <text:p>80.7532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3"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5P2" style:volatile="true">
      <loext:text> </loext:text>
      <loext:fill-character> </loext:fill-character>
      <number:text>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6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16T06:26:59.235921320</meta:creation-date>
    <dc:date>2021-07-16T06:30:04.677865521</dc:date>
    <meta:editing-duration>PT3M6S</meta:editing-duration>
    <meta:editing-cycles>1</meta:editing-cycles>
    <meta:document-statistic meta:table-count="1" meta:cell-count="1019" meta:object-count="0"/>
    <meta:generator>LibreOffice/6.4.7.2$Linux_X86_64 LibreOffice_project/40$Build-2</meta:generator>
  </office:meta>
</office:document-meta>
</file>